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10/" manifest:media-type="application/vnd.oasis.opendocument.chart"/>
  <manifest:file-entry manifest:full-path="Object 11/" manifest:media-type="application/vnd.oasis.opendocument.chart"/>
  <manifest:file-entry manifest:full-path="Object 12/" manifest:media-type="application/vnd.oasis.opendocument.chart"/>
  <manifest:file-entry manifest:full-path="Object 13/" manifest:media-type="application/vnd.oasis.opendocument.chart"/>
  <manifest:file-entry manifest:full-path="Object 14/" manifest:media-type="application/vnd.oasis.opendocument.chart"/>
  <manifest:file-entry manifest:full-path="Object 15/" manifest:media-type="application/vnd.oasis.opendocument.chart"/>
  <manifest:file-entry manifest:full-path="Object 16/" manifest:media-type="application/vnd.oasis.opendocument.chart"/>
  <manifest:file-entry manifest:full-path="Object 17/" manifest:media-type="application/vnd.oasis.opendocument.chart"/>
  <manifest:file-entry manifest:full-path="Object 18/" manifest:media-type="application/vnd.oasis.opendocument.chart"/>
  <manifest:file-entry manifest:full-path="Object 2/" manifest:media-type="application/vnd.oasis.opendocument.chart"/>
  <manifest:file-entry manifest:full-path="Object 3/" manifest:media-type="application/vnd.oasis.opendocument.chart"/>
  <manifest:file-entry manifest:full-path="Object 4/" manifest:media-type="application/vnd.oasis.opendocument.chart"/>
  <manifest:file-entry manifest:full-path="Object 5/" manifest:media-type="application/vnd.oasis.opendocument.chart"/>
  <manifest:file-entry manifest:full-path="Object 6/" manifest:media-type="application/vnd.oasis.opendocument.chart"/>
  <manifest:file-entry manifest:full-path="Object 7/" manifest:media-type="application/vnd.oasis.opendocument.chart"/>
  <manifest:file-entry manifest:full-path="Object 8/" manifest:media-type="application/vnd.oasis.opendocument.chart"/>
  <manifest:file-entry manifest:full-path="Object 9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3/styles.xml" manifest:media-type="text/xml"/>
  <manifest:file-entry manifest:full-path="Object 13/content.xml" manifest:media-type="text/xml"/>
  <manifest:file-entry manifest:full-path="Object 14/styles.xml" manifest:media-type="text/xml"/>
  <manifest:file-entry manifest:full-path="Object 14/content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7/styles.xml" manifest:media-type="text/xml"/>
  <manifest:file-entry manifest:full-path="Object 17/content.xml" manifest:media-type="text/xml"/>
  <manifest:file-entry manifest:full-path="Object 18/styles.xml" manifest:media-type="text/xml"/>
  <manifest:file-entry manifest:full-path="Object 18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15"/>
    <style:style style:name="ce4" style:family="table-cell" style:parent-style-name="Default" style:data-style-name="N0">
      <style:table-cell-properties style:vertical-align="middle"/>
    </style:style>
    <style:style style:name="ce5" style:family="table-cell" style:parent-style-name="Default" style:data-style-name="N0">
      <style:table-cell-properties style:vertical-align="automatic" fo:wrap-option="wrap"/>
    </style:style>
    <style:style style:name="ce6" style:family="table-cell" style:parent-style-name="Default" style:data-style-name="N0">
      <style:table-cell-properties style:vertical-align="automatic"/>
    </style:style>
    <style:style style:name="ce7" style:family="table-cell" style:parent-style-name="Default" style:data-style-name="N0">
      <style:table-cell-properties style:vertical-align="middle" fo:wrap-option="wrap"/>
    </style:style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/>
    </style:style>
    <style:style style:name="ce11" style:family="table-cell" style:parent-style-name="Default" style:data-style-name="N0">
      <style:table-cell-properties style:vertical-align="middle" fo:background-color="#D9D9D9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D9D9D9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1.71979166666667cm"/>
    </style:style>
    <style:style style:name="co3" style:family="table-column">
      <style:table-column-properties fo:break-before="auto" style:column-width="1.8785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_generations" table:style-name="ta1">
        <table:table-column table:style-name="co1" table:number-columns-repeated="2" table:default-cell-style-name="ce1"/>
        <table:table-column table:style-name="co2" table:number-columns-repeated="4" table:default-cell-style-name="ce1"/>
        <table:table-column table:style-name="co3" table:number-columns-repeated="4" table:default-cell-style-name="ce1"/>
        <table:table-column table:style-name="co1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1"/>
          <table:table-cell office:value-type="string" table:number-columns-spanned="5" table:number-rows-spanned="1" table:style-name="ce14">
            <text:p>MSE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14">
            <text:p>IGD</text:p>
          </table:table-cell>
          <table:covered-table-cell table:number-columns-repeated="4"/>
          <table:table-cell table:number-columns-repeated="16361"/>
        </table:table-row>
        <table:table-row table:style-name="ro2">
          <table:table-cell/>
          <table:table-cell office:value-type="string" table:number-columns-spanned="1" table:number-rows-spanned="7" table:style-name="ce11">
            <text:p>nsga2</text:p>
          </table:table-cell>
          <table:table-cell office:value-type="string" table:number-columns-spanned="1" table:number-rows-spanned="2" table:style-name="ce12">
            <text:p>n_gen</text:p>
          </table:table-cell>
          <table:table-cell office:value-type="string" table:number-columns-spanned="2" table:number-rows-spanned="1" table:style-name="ce13">
            <text:p>zdt1</text:p>
          </table:table-cell>
          <table:covered-table-cell/>
          <table:table-cell office:value-type="string" table:number-columns-spanned="2" table:number-rows-spanned="1" table:style-name="ce13">
            <text:p>zdt2</text:p>
          </table:table-cell>
          <table:covered-table-cell/>
          <table:table-cell office:value-type="string" table:number-columns-spanned="2" table:number-rows-spanned="1" table:style-name="ce13">
            <text:p>zdt3</text:p>
          </table:table-cell>
          <table:covered-table-cell/>
          <table:table-cell office:value-type="string" table:number-columns-spanned="2" table:number-rows-spanned="1" table:style-name="ce13">
            <text:p>zdt4</text:p>
          </table:table-cell>
          <table:covered-table-cell/>
          <table:table-cell table:style-name="ce8"/>
          <table:table-cell table:style-name="ce7"/>
          <table:table-cell table:number-columns-repeated="8" table:style-name="ce6"/>
          <table:table-cell table:number-columns-repeated="16363" table:style-name="ce1"/>
        </table:table-row>
        <table:table-row table:style-name="ro1">
          <table:table-cell/>
          <table:covered-table-cell/>
          <table:covered-table-cell/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table:style-name="ce2"/>
          <table:table-cell table:style-name="ce7"/>
          <table:table-cell office:value-type="string" table:style-name="ce2">
            <text:p>ZDT1</text:p>
          </table:table-cell>
          <table:table-cell office:value-type="string" table:style-name="ce2">
            <text:p>ZDT2</text:p>
          </table:table-cell>
          <table:table-cell office:value-type="string" table:style-name="ce2">
            <text:p>ZDT3</text:p>
          </table:table-cell>
          <table:table-cell office:value-type="string" table:style-name="ce2">
            <text:p>ZDT4</text:p>
          </table:table-cell>
          <table:table-cell table:number-columns-repeated="2" table:style-name="ce1"/>
          <table:table-cell office:value-type="string" table:style-name="ce2">
            <text:p>ZDT1</text:p>
          </table:table-cell>
          <table:table-cell office:value-type="string" table:style-name="ce2">
            <text:p>ZDT2</text:p>
          </table:table-cell>
          <table:table-cell office:value-type="string" table:style-name="ce2">
            <text:p>ZDT3</text:p>
          </table:table-cell>
          <table:table-cell office:value-type="string" table:style-name="ce2">
            <text:p>ZDT4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1000" table:style-name="ce2">
            <text:p>1000</text:p>
          </table:table-cell>
          <table:table-cell office:value-type="float" office:value="0.84490611104447999" table:style-name="ce3">
            <text:p>8,45E-01</text:p>
          </table:table-cell>
          <table:table-cell office:value-type="float" office:value="0.68945501500467998" table:style-name="ce3">
            <text:p>6,89E-01</text:p>
          </table:table-cell>
          <table:table-cell office:value-type="float" office:value="1.5990285448316599" table:style-name="ce3">
            <text:p>1,60E+00</text:p>
          </table:table-cell>
          <table:table-cell office:value-type="float" office:value="1.36485181751159" table:style-name="ce3">
            <text:p>1,36E+00</text:p>
          </table:table-cell>
          <table:table-cell office:value-type="float" office:value="1.02638445738175" table:style-name="ce3">
            <text:p>1,03E+00</text:p>
          </table:table-cell>
          <table:table-cell office:value-type="float" office:value="0.65374756165540104" table:style-name="ce3">
            <text:p>6,54E-01</text:p>
          </table:table-cell>
          <table:table-cell office:value-type="float" office:value="112.293525938361" table:style-name="ce3">
            <text:p>1,12E+02</text:p>
          </table:table-cell>
          <table:table-cell office:value-type="float" office:value="7.0668374391281699" table:style-name="ce3">
            <text:p>7,07E+00</text:p>
          </table:table-cell>
          <table:table-cell table:style-name="ce2"/>
          <table:table-cell office:value-type="float" office:value="1000" table:style-name="ce2">
            <text:p>1000</text:p>
          </table:table-cell>
          <table:table-cell office:value-type="float" office:value="0.84490611104447999" table:style-name="ce3">
            <text:p>8,45E-01</text:p>
          </table:table-cell>
          <table:table-cell office:value-type="float" office:value="1.5990285448316599" table:style-name="ce3">
            <text:p>1,60E+00</text:p>
          </table:table-cell>
          <table:table-cell office:value-type="float" office:value="1.02638445738175" table:style-name="ce3">
            <text:p>1,03E+00</text:p>
          </table:table-cell>
          <table:table-cell office:value-type="float" office:value="112.293525938361" table:style-name="ce3">
            <text:p>1,12E+02</text:p>
          </table:table-cell>
          <table:table-cell table:style-name="ce1"/>
          <table:table-cell office:value-type="float" office:value="1000" table:style-name="ce2">
            <text:p>1000</text:p>
          </table:table-cell>
          <table:table-cell office:value-type="float" office:value="0.68945501500467998" table:style-name="ce3">
            <text:p>6,89E-01</text:p>
          </table:table-cell>
          <table:table-cell office:value-type="float" office:value="1.36485181751159" table:style-name="ce3">
            <text:p>1,36E+00</text:p>
          </table:table-cell>
          <table:table-cell office:value-type="float" office:value="0.65374756165540104" table:style-name="ce3">
            <text:p>6,54E-01</text:p>
          </table:table-cell>
          <table:table-cell office:value-type="float" office:value="7.0668374391281699" table:style-name="ce3">
            <text:p>7,07E+00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10000" table:style-name="ce2">
            <text:p>10000</text:p>
          </table:table-cell>
          <table:table-cell office:value-type="float" office:value="4.3195054398296403E-5" table:style-name="ce3">
            <text:p>4,32E-05</text:p>
          </table:table-cell>
          <table:table-cell office:value-type="float" office:value="9.3816556468102903E-3" table:style-name="ce3">
            <text:p>9,38E-03</text:p>
          </table:table-cell>
          <table:table-cell office:value-type="float" office:value="1.8146318562985699E-5" table:style-name="ce3">
            <text:p>1,81E-05</text:p>
          </table:table-cell>
          <table:table-cell office:value-type="float" office:value="0.135055441390737" table:style-name="ce3">
            <text:p>1,35E-01</text:p>
          </table:table-cell>
          <table:table-cell office:value-type="float" office:value="3.0599262030596402E-5" table:style-name="ce3">
            <text:p>3,06E-05</text:p>
          </table:table-cell>
          <table:table-cell office:value-type="float" office:value="1.03490863765932E-2" table:style-name="ce3">
            <text:p>1,03E-02</text:p>
          </table:table-cell>
          <table:table-cell office:value-type="float" office:value="0.944194738739769" table:style-name="ce3">
            <text:p>9,44E-01</text:p>
          </table:table-cell>
          <table:table-cell office:value-type="float" office:value="0.67038210650818497" table:style-name="ce3">
            <text:p>6,70E-01</text:p>
          </table:table-cell>
          <table:table-cell table:style-name="ce2"/>
          <table:table-cell office:value-type="float" office:value="10000" table:style-name="ce2">
            <text:p>10000</text:p>
          </table:table-cell>
          <table:table-cell office:value-type="float" office:value="4.3195054398296403E-5" table:style-name="ce3">
            <text:p>4,32E-05</text:p>
          </table:table-cell>
          <table:table-cell office:value-type="float" office:value="1.8146318562985699E-5" table:style-name="ce3">
            <text:p>1,81E-05</text:p>
          </table:table-cell>
          <table:table-cell office:value-type="float" office:value="3.0599262030596402E-5" table:style-name="ce3">
            <text:p>3,06E-05</text:p>
          </table:table-cell>
          <table:table-cell office:value-type="float" office:value="0.944194738739769" table:style-name="ce3">
            <text:p>9,44E-01</text:p>
          </table:table-cell>
          <table:table-cell table:style-name="ce1"/>
          <table:table-cell office:value-type="float" office:value="10000" table:style-name="ce2">
            <text:p>10000</text:p>
          </table:table-cell>
          <table:table-cell office:value-type="float" office:value="9.3816556468102903E-3" table:style-name="ce3">
            <text:p>9,38E-03</text:p>
          </table:table-cell>
          <table:table-cell office:value-type="float" office:value="0.135055441390737" table:style-name="ce3">
            <text:p>1,35E-01</text:p>
          </table:table-cell>
          <table:table-cell office:value-type="float" office:value="1.03490863765932E-2" table:style-name="ce3">
            <text:p>1,03E-02</text:p>
          </table:table-cell>
          <table:table-cell office:value-type="float" office:value="0.67038210650818497" table:style-name="ce3">
            <text:p>6,70E-01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30000" table:style-name="ce2">
            <text:p>30000</text:p>
          </table:table-cell>
          <table:table-cell office:value-type="float" office:value="1.3629409951803E-5" table:style-name="ce3">
            <text:p>1,36E-05</text:p>
          </table:table-cell>
          <table:table-cell office:value-type="float" office:value="9.2599726920415595E-3" table:style-name="ce3">
            <text:p>9,26E-03</text:p>
          </table:table-cell>
          <table:table-cell office:value-type="float" office:value="2.3472343211322799E-6" table:style-name="ce3">
            <text:p>2,35E-06</text:p>
          </table:table-cell>
          <table:table-cell office:value-type="float" office:value="8.9723232514716898E-3" table:style-name="ce3">
            <text:p>8,97E-03</text:p>
          </table:table-cell>
          <table:table-cell office:value-type="float" office:value="2.43447991483688E-5" table:style-name="ce3">
            <text:p>2,43E-05</text:p>
          </table:table-cell>
          <table:table-cell office:value-type="float" office:value="9.9923285461683501E-3" table:style-name="ce3">
            <text:p>9,99E-03</text:p>
          </table:table-cell>
          <table:table-cell office:value-type="float" office:value="2.5287050908189599" table:style-name="ce3">
            <text:p>2,53E+00</text:p>
          </table:table-cell>
          <table:table-cell office:value-type="float" office:value="1.11105211775039" table:style-name="ce3">
            <text:p>1,11E+00</text:p>
          </table:table-cell>
          <table:table-cell table:style-name="ce2"/>
          <table:table-cell office:value-type="float" office:value="30000" table:style-name="ce2">
            <text:p>30000</text:p>
          </table:table-cell>
          <table:table-cell office:value-type="float" office:value="1.3629409951803E-5" table:style-name="ce3">
            <text:p>1,36E-05</text:p>
          </table:table-cell>
          <table:table-cell office:value-type="float" office:value="2.3472343211322799E-6" table:style-name="ce3">
            <text:p>2,35E-06</text:p>
          </table:table-cell>
          <table:table-cell office:value-type="float" office:value="2.43447991483688E-5" table:style-name="ce3">
            <text:p>2,43E-05</text:p>
          </table:table-cell>
          <table:table-cell office:value-type="float" office:value="2.5287050908189599" table:style-name="ce3">
            <text:p>2,53E+00</text:p>
          </table:table-cell>
          <table:table-cell table:style-name="ce1"/>
          <table:table-cell office:value-type="float" office:value="30000" table:style-name="ce2">
            <text:p>30000</text:p>
          </table:table-cell>
          <table:table-cell office:value-type="float" office:value="9.2599726920415595E-3" table:style-name="ce3">
            <text:p>9,26E-03</text:p>
          </table:table-cell>
          <table:table-cell office:value-type="float" office:value="8.9723232514716898E-3" table:style-name="ce3">
            <text:p>8,97E-03</text:p>
          </table:table-cell>
          <table:table-cell office:value-type="float" office:value="9.9923285461683501E-3" table:style-name="ce3">
            <text:p>9,99E-03</text:p>
          </table:table-cell>
          <table:table-cell office:value-type="float" office:value="1.11105211775039" table:style-name="ce3">
            <text:p>1,11E+00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60000" table:style-name="ce2">
            <text:p>60000</text:p>
          </table:table-cell>
          <table:table-cell office:value-type="float" office:value="1.9693875602545299E-5" table:style-name="ce3">
            <text:p>1,97E-05</text:p>
          </table:table-cell>
          <table:table-cell office:value-type="float" office:value="9.3834687844641593E-3" table:style-name="ce3">
            <text:p>9,38E-03</text:p>
          </table:table-cell>
          <table:table-cell office:value-type="float" office:value="1.4141862487043699E-5" table:style-name="ce3">
            <text:p>1,41E-05</text:p>
          </table:table-cell>
          <table:table-cell office:value-type="float" office:value="9.7283630115524902E-3" table:style-name="ce3">
            <text:p>9,73E-03</text:p>
          </table:table-cell>
          <table:table-cell office:value-type="float" office:value="1.04944993054689E-5" table:style-name="ce3">
            <text:p>1,05E-05</text:p>
          </table:table-cell>
          <table:table-cell office:value-type="float" office:value="1.17614463888069E-2" table:style-name="ce3">
            <text:p>1,18E-02</text:p>
          </table:table-cell>
          <table:table-cell office:value-type="float" office:value="0.58835533087148495" table:style-name="ce3">
            <text:p>5,88E-01</text:p>
          </table:table-cell>
          <table:table-cell office:value-type="float" office:value="0.52525173131046199" table:style-name="ce3">
            <text:p>5,25E-01</text:p>
          </table:table-cell>
          <table:table-cell table:style-name="ce2"/>
          <table:table-cell office:value-type="float" office:value="60000" table:style-name="ce2">
            <text:p>60000</text:p>
          </table:table-cell>
          <table:table-cell office:value-type="float" office:value="1.9693875602545299E-5" table:style-name="ce3">
            <text:p>1,97E-05</text:p>
          </table:table-cell>
          <table:table-cell office:value-type="float" office:value="1.4141862487043699E-5" table:style-name="ce3">
            <text:p>1,41E-05</text:p>
          </table:table-cell>
          <table:table-cell office:value-type="float" office:value="1.04944993054689E-5" table:style-name="ce3">
            <text:p>1,05E-05</text:p>
          </table:table-cell>
          <table:table-cell office:value-type="float" office:value="0.58835533087148495" table:style-name="ce3">
            <text:p>5,88E-01</text:p>
          </table:table-cell>
          <table:table-cell table:style-name="ce1"/>
          <table:table-cell office:value-type="float" office:value="60000" table:style-name="ce2">
            <text:p>60000</text:p>
          </table:table-cell>
          <table:table-cell office:value-type="float" office:value="9.3834687844641593E-3" table:style-name="ce3">
            <text:p>9,38E-03</text:p>
          </table:table-cell>
          <table:table-cell office:value-type="float" office:value="9.7283630115524902E-3" table:style-name="ce3">
            <text:p>9,73E-03</text:p>
          </table:table-cell>
          <table:table-cell office:value-type="float" office:value="1.17614463888069E-2" table:style-name="ce3">
            <text:p>1,18E-02</text:p>
          </table:table-cell>
          <table:table-cell office:value-type="float" office:value="0.52525173131046199" table:style-name="ce3">
            <text:p>5,25E-01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100000" table:style-name="ce2">
            <text:p>100000</text:p>
          </table:table-cell>
          <table:table-cell office:value-type="float" office:value="3.0241294003577699E-5" table:style-name="ce3">
            <text:p>3,02E-05</text:p>
          </table:table-cell>
          <table:table-cell office:value-type="float" office:value="8.7800940118297807E-3" table:style-name="ce3">
            <text:p>8,78E-03</text:p>
          </table:table-cell>
          <table:table-cell office:value-type="float" office:value="1.9734677483838801E-6" table:style-name="ce3">
            <text:p>1,97E-06</text:p>
          </table:table-cell>
          <table:table-cell office:value-type="float" office:value="9.0976729174633703E-3" table:style-name="ce3">
            <text:p>9,10E-03</text:p>
          </table:table-cell>
          <table:table-cell office:value-type="float" office:value="1.98047280006531E-5" table:style-name="ce3">
            <text:p>1,98E-05</text:p>
          </table:table-cell>
          <table:table-cell office:value-type="float" office:value="1.1045352506713801E-2" table:style-name="ce3">
            <text:p>1,10E-02</text:p>
          </table:table-cell>
          <table:table-cell office:value-type="float" office:value="9.5588165640710301" table:style-name="ce3">
            <text:p>9,56E+00</text:p>
          </table:table-cell>
          <table:table-cell office:value-type="float" office:value="2.3123134860411598" table:style-name="ce3">
            <text:p>2,31E+00</text:p>
          </table:table-cell>
          <table:table-cell table:style-name="ce2"/>
          <table:table-cell office:value-type="float" office:value="100000" table:style-name="ce2">
            <text:p>100000</text:p>
          </table:table-cell>
          <table:table-cell office:value-type="float" office:value="3.0241294003577699E-5" table:style-name="ce3">
            <text:p>3,02E-05</text:p>
          </table:table-cell>
          <table:table-cell office:value-type="float" office:value="1.9734677483838801E-6" table:style-name="ce3">
            <text:p>1,97E-06</text:p>
          </table:table-cell>
          <table:table-cell office:value-type="float" office:value="1.98047280006531E-5" table:style-name="ce3">
            <text:p>1,98E-05</text:p>
          </table:table-cell>
          <table:table-cell office:value-type="float" office:value="9.5588165640710301" table:style-name="ce3">
            <text:p>9,56E+00</text:p>
          </table:table-cell>
          <table:table-cell table:style-name="ce1"/>
          <table:table-cell office:value-type="float" office:value="100000" table:style-name="ce2">
            <text:p>100000</text:p>
          </table:table-cell>
          <table:table-cell office:value-type="float" office:value="8.7800940118297807E-3" table:style-name="ce3">
            <text:p>8,78E-03</text:p>
          </table:table-cell>
          <table:table-cell office:value-type="float" office:value="9.0976729174633703E-3" table:style-name="ce3">
            <text:p>9,10E-03</text:p>
          </table:table-cell>
          <table:table-cell office:value-type="float" office:value="1.1045352506713801E-2" table:style-name="ce3">
            <text:p>1,10E-02</text:p>
          </table:table-cell>
          <table:table-cell office:value-type="float" office:value="2.3123134860411598" table:style-name="ce3">
            <text:p>2,31E+00</text:p>
          </table:table-cell>
          <table:table-cell table:number-columns-repeated="16361"/>
        </table:table-row>
        <table:table-row table:style-name="ro1">
          <table:table-cell/>
          <table:table-cell table:number-columns-repeated="11" table:style-name="ce2"/>
          <table:table-cell table:number-columns-repeated="16372" table:style-name="ce1"/>
        </table:table-row>
        <table:table-row table:style-name="ro1">
          <table:table-cell/>
          <table:table-cell table:number-columns-repeated="19" table:style-name="ce2"/>
          <table:table-cell table:number-columns-repeated="16364" table:style-name="ce1"/>
        </table:table-row>
        <table:table-row table:style-name="ro1">
          <table:table-cell/>
          <table:table-cell table:style-name="ce4"/>
          <table:table-cell table:style-name="ce5"/>
          <table:table-cell table:number-columns-repeated="8" table:style-name="ce6"/>
          <table:table-cell table:number-columns-repeated="9" table:style-name="ce2"/>
          <table:table-cell table:number-columns-repeated="16364" table:style-name="ce1"/>
        </table:table-row>
        <table:table-row table:style-name="ro1">
          <table:table-cell/>
          <table:table-cell office:value-type="string" table:number-columns-spanned="1" table:number-rows-spanned="7" table:style-name="ce11">
            <text:p>ibea</text:p>
          </table:table-cell>
          <table:table-cell office:value-type="string" table:number-columns-spanned="1" table:number-rows-spanned="2" table:style-name="ce12">
            <text:p>n_gen</text:p>
          </table:table-cell>
          <table:table-cell office:value-type="string" table:number-columns-spanned="2" table:number-rows-spanned="1" table:style-name="ce13">
            <text:p>zdt1</text:p>
          </table:table-cell>
          <table:covered-table-cell/>
          <table:table-cell office:value-type="string" table:number-columns-spanned="2" table:number-rows-spanned="1" table:style-name="ce13">
            <text:p>zdt2</text:p>
          </table:table-cell>
          <table:covered-table-cell/>
          <table:table-cell office:value-type="string" table:number-columns-spanned="2" table:number-rows-spanned="1" table:style-name="ce13">
            <text:p>zdt3</text:p>
          </table:table-cell>
          <table:covered-table-cell/>
          <table:table-cell office:value-type="string" table:number-columns-spanned="2" table:number-rows-spanned="1" table:style-name="ce13">
            <text:p>zdt4</text:p>
          </table:table-cell>
          <table:covered-table-cell/>
          <table:table-cell table:style-name="ce2"/>
          <table:table-cell table:style-name="ce7"/>
          <table:table-cell table:number-columns-repeated="8" table:style-name="ce6"/>
          <table:table-cell table:number-columns-repeated="16363" table:style-name="ce1"/>
        </table:table-row>
        <table:table-row table:style-name="ro1">
          <table:table-cell/>
          <table:covered-table-cell/>
          <table:covered-table-cell/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table:style-name="ce2"/>
          <table:table-cell table:style-name="ce7"/>
          <table:table-cell office:value-type="string" table:style-name="ce2">
            <text:p>ZDT1</text:p>
          </table:table-cell>
          <table:table-cell office:value-type="string" table:style-name="ce2">
            <text:p>ZDT2</text:p>
          </table:table-cell>
          <table:table-cell office:value-type="string" table:style-name="ce2">
            <text:p>ZDT3</text:p>
          </table:table-cell>
          <table:table-cell office:value-type="string" table:style-name="ce2">
            <text:p>ZDT4</text:p>
          </table:table-cell>
          <table:table-cell table:number-columns-repeated="2" table:style-name="ce1"/>
          <table:table-cell office:value-type="string" table:style-name="ce2">
            <text:p>ZDT1</text:p>
          </table:table-cell>
          <table:table-cell office:value-type="string" table:style-name="ce2">
            <text:p>ZDT2</text:p>
          </table:table-cell>
          <table:table-cell office:value-type="string" table:style-name="ce2">
            <text:p>ZDT3</text:p>
          </table:table-cell>
          <table:table-cell office:value-type="string" table:style-name="ce2">
            <text:p>ZDT4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1000" table:style-name="ce2">
            <text:p>1000</text:p>
          </table:table-cell>
          <table:table-cell office:value-type="float" office:value="0.30318895562149201" table:style-name="ce3">
            <text:p>3,03E-01</text:p>
          </table:table-cell>
          <table:table-cell office:value-type="float" office:value="0.33700097818028801" table:style-name="ce3">
            <text:p>3,37E-01</text:p>
          </table:table-cell>
          <table:table-cell office:value-type="float" office:value="1.64012537092488" table:style-name="ce3">
            <text:p>1,64E+00</text:p>
          </table:table-cell>
          <table:table-cell office:value-type="float" office:value="1.5857178608398299" table:style-name="ce3">
            <text:p>1,59E+00</text:p>
          </table:table-cell>
          <table:table-cell office:value-type="float" office:value="0.41925698457910898" table:style-name="ce3">
            <text:p>4,19E-01</text:p>
          </table:table-cell>
          <table:table-cell office:value-type="float" office:value="0.283656601143364" table:style-name="ce3">
            <text:p>2,84E-01</text:p>
          </table:table-cell>
          <table:table-cell office:value-type="float" office:value="39.0157242844205" table:style-name="ce3">
            <text:p>3,90E+01</text:p>
          </table:table-cell>
          <table:table-cell office:value-type="float" office:value="5.9040993843487097" table:style-name="ce3">
            <text:p>5,90E+00</text:p>
          </table:table-cell>
          <table:table-cell table:style-name="ce2"/>
          <table:table-cell office:value-type="float" office:value="1000" table:style-name="ce2">
            <text:p>1000</text:p>
          </table:table-cell>
          <table:table-cell office:value-type="float" office:value="0.30318895562149201" table:style-name="ce3">
            <text:p>3,03E-01</text:p>
          </table:table-cell>
          <table:table-cell office:value-type="float" office:value="1.64012537092488" table:style-name="ce3">
            <text:p>1,64E+00</text:p>
          </table:table-cell>
          <table:table-cell office:value-type="float" office:value="0.41925698457910898" table:style-name="ce3">
            <text:p>4,19E-01</text:p>
          </table:table-cell>
          <table:table-cell office:value-type="float" office:value="39.0157242844205" table:style-name="ce3">
            <text:p>3,90E+01</text:p>
          </table:table-cell>
          <table:table-cell table:style-name="ce1"/>
          <table:table-cell office:value-type="float" office:value="1000" table:style-name="ce2">
            <text:p>1000</text:p>
          </table:table-cell>
          <table:table-cell office:value-type="float" office:value="0.33700097818028801" table:style-name="ce3">
            <text:p>3,37E-01</text:p>
          </table:table-cell>
          <table:table-cell office:value-type="float" office:value="1.5857178608398299" table:style-name="ce3">
            <text:p>1,59E+00</text:p>
          </table:table-cell>
          <table:table-cell office:value-type="float" office:value="0.283656601143364" table:style-name="ce3">
            <text:p>2,84E-01</text:p>
          </table:table-cell>
          <table:table-cell office:value-type="float" office:value="5.9040993843487097" table:style-name="ce3">
            <text:p>5,90E+00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10000" table:style-name="ce2">
            <text:p>10000</text:p>
          </table:table-cell>
          <table:table-cell office:value-type="float" office:value="4.6017359566604598E-8" table:style-name="ce3">
            <text:p>4,60E-08</text:p>
          </table:table-cell>
          <table:table-cell office:value-type="float" office:value="1.06807697394326E-2" table:style-name="ce3">
            <text:p>1,07E-02</text:p>
          </table:table-cell>
          <table:table-cell office:value-type="float" office:value="1.5715587723739399E-7" table:style-name="ce3">
            <text:p>1,57E-07</text:p>
          </table:table-cell>
          <table:table-cell office:value-type="float" office:value="1.27070685588218E-2" table:style-name="ce3">
            <text:p>1,27E-02</text:p>
          </table:table-cell>
          <table:table-cell office:value-type="float" office:value="4.3092521021517003E-8" table:style-name="ce3">
            <text:p>4,31E-08</text:p>
          </table:table-cell>
          <table:table-cell office:value-type="float" office:value="7.6963004356210701E-2" table:style-name="ce3">
            <text:p>7,70E-02</text:p>
          </table:table-cell>
          <table:table-cell office:value-type="float" office:value="3.8205075963919302" table:style-name="ce3">
            <text:p>3,82E+00</text:p>
          </table:table-cell>
          <table:table-cell office:value-type="float" office:value="2.0915455140541899" table:style-name="ce3">
            <text:p>2,09E+00</text:p>
          </table:table-cell>
          <table:table-cell table:style-name="ce2"/>
          <table:table-cell office:value-type="float" office:value="10000" table:style-name="ce2">
            <text:p>10000</text:p>
          </table:table-cell>
          <table:table-cell office:value-type="float" office:value="4.6017359566604598E-8" table:style-name="ce3">
            <text:p>4,60E-08</text:p>
          </table:table-cell>
          <table:table-cell office:value-type="float" office:value="1.5715587723739399E-7" table:style-name="ce3">
            <text:p>1,57E-07</text:p>
          </table:table-cell>
          <table:table-cell office:value-type="float" office:value="4.3092521021517003E-8" table:style-name="ce3">
            <text:p>4,31E-08</text:p>
          </table:table-cell>
          <table:table-cell office:value-type="float" office:value="3.8205075963919302" table:style-name="ce3">
            <text:p>3,82E+00</text:p>
          </table:table-cell>
          <table:table-cell table:style-name="ce1"/>
          <table:table-cell office:value-type="float" office:value="10000" table:style-name="ce2">
            <text:p>10000</text:p>
          </table:table-cell>
          <table:table-cell office:value-type="float" office:value="1.06807697394326E-2" table:style-name="ce3">
            <text:p>1,07E-02</text:p>
          </table:table-cell>
          <table:table-cell office:value-type="float" office:value="1.27070685588218E-2" table:style-name="ce3">
            <text:p>1,27E-02</text:p>
          </table:table-cell>
          <table:table-cell office:value-type="float" office:value="7.6963004356210701E-2" table:style-name="ce3">
            <text:p>7,70E-02</text:p>
          </table:table-cell>
          <table:table-cell office:value-type="float" office:value="2.0915455140541899" table:style-name="ce3">
            <text:p>2,09E+00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30000" table:style-name="ce2">
            <text:p>30000</text:p>
          </table:table-cell>
          <table:table-cell office:value-type="float" office:value="9.1256773297921402E-10" table:style-name="ce3">
            <text:p>9,13E-10</text:p>
          </table:table-cell>
          <table:table-cell office:value-type="float" office:value="1.1070052270003201E-2" table:style-name="ce3">
            <text:p>1,11E-02</text:p>
          </table:table-cell>
          <table:table-cell office:value-type="float" office:value="5.1668126533499197E-16" table:style-name="ce3">
            <text:p>5,17E-16</text:p>
          </table:table-cell>
          <table:table-cell office:value-type="float" office:value="1.0834435064425E-2" table:style-name="ce3">
            <text:p>1,08E-02</text:p>
          </table:table-cell>
          <table:table-cell office:value-type="float" office:value="2.43939326499958E-8" table:style-name="ce3">
            <text:p>2,44E-08</text:p>
          </table:table-cell>
          <table:table-cell office:value-type="float" office:value="3.4351545277419702E-2" table:style-name="ce3">
            <text:p>3,44E-02</text:p>
          </table:table-cell>
          <table:table-cell office:value-type="float" office:value="1.5000740809272799" table:style-name="ce3">
            <text:p>1,50E+00</text:p>
          </table:table-cell>
          <table:table-cell office:value-type="float" office:value="1.63811113794055" table:style-name="ce3">
            <text:p>1,64E+00</text:p>
          </table:table-cell>
          <table:table-cell table:style-name="ce2"/>
          <table:table-cell office:value-type="float" office:value="30000" table:style-name="ce2">
            <text:p>30000</text:p>
          </table:table-cell>
          <table:table-cell office:value-type="float" office:value="9.1256773297921402E-10" table:style-name="ce3">
            <text:p>9,13E-10</text:p>
          </table:table-cell>
          <table:table-cell office:value-type="float" office:value="5.1668126533499197E-16" table:style-name="ce3">
            <text:p>5,17E-16</text:p>
          </table:table-cell>
          <table:table-cell office:value-type="float" office:value="2.43939326499958E-8" table:style-name="ce3">
            <text:p>2,44E-08</text:p>
          </table:table-cell>
          <table:table-cell office:value-type="float" office:value="1.5000740809272799" table:style-name="ce3">
            <text:p>1,50E+00</text:p>
          </table:table-cell>
          <table:table-cell table:style-name="ce1"/>
          <table:table-cell office:value-type="float" office:value="30000" table:style-name="ce2">
            <text:p>30000</text:p>
          </table:table-cell>
          <table:table-cell office:value-type="float" office:value="1.1070052270003201E-2" table:style-name="ce3">
            <text:p>1,11E-02</text:p>
          </table:table-cell>
          <table:table-cell office:value-type="float" office:value="1.0834435064425E-2" table:style-name="ce3">
            <text:p>1,08E-02</text:p>
          </table:table-cell>
          <table:table-cell office:value-type="float" office:value="3.4351545277419702E-2" table:style-name="ce3">
            <text:p>3,44E-02</text:p>
          </table:table-cell>
          <table:table-cell office:value-type="float" office:value="1.63811113794055" table:style-name="ce3">
            <text:p>1,64E+00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60000" table:style-name="ce2">
            <text:p>60000</text:p>
          </table:table-cell>
          <table:table-cell office:value-type="float" office:value="5.6141370363474097E-10" table:style-name="ce3">
            <text:p>5,61E-10</text:p>
          </table:table-cell>
          <table:table-cell office:value-type="float" office:value="9.0866938873054599E-3" table:style-name="ce3">
            <text:p>9,09E-03</text:p>
          </table:table-cell>
          <table:table-cell office:value-type="float" office:value="2.5096884107633599E-9" table:style-name="ce3">
            <text:p>2,51E-09</text:p>
          </table:table-cell>
          <table:table-cell office:value-type="float" office:value="1.1308612341839899E-2" table:style-name="ce3">
            <text:p>1,13E-02</text:p>
          </table:table-cell>
          <table:table-cell office:value-type="float" office:value="3.46297113925934E-6" table:style-name="ce3">
            <text:p>3,46E-06</text:p>
          </table:table-cell>
          <table:table-cell office:value-type="float" office:value="3.0742543124812099E-2" table:style-name="ce3">
            <text:p>3,07E-02</text:p>
          </table:table-cell>
          <table:table-cell office:value-type="float" office:value="15.036091489794501" table:style-name="ce3">
            <text:p>1,50E+01</text:p>
          </table:table-cell>
          <table:table-cell office:value-type="float" office:value="3.6662596743540301" table:style-name="ce3">
            <text:p>3,67E+00</text:p>
          </table:table-cell>
          <table:table-cell table:style-name="ce2"/>
          <table:table-cell office:value-type="float" office:value="60000" table:style-name="ce2">
            <text:p>60000</text:p>
          </table:table-cell>
          <table:table-cell office:value-type="float" office:value="5.6141370363474097E-10" table:style-name="ce3">
            <text:p>5,61E-10</text:p>
          </table:table-cell>
          <table:table-cell office:value-type="float" office:value="2.5096884107633599E-9" table:style-name="ce3">
            <text:p>2,51E-09</text:p>
          </table:table-cell>
          <table:table-cell office:value-type="float" office:value="3.46297113925934E-6" table:style-name="ce3">
            <text:p>3,46E-06</text:p>
          </table:table-cell>
          <table:table-cell office:value-type="float" office:value="15.036091489794501" table:style-name="ce3">
            <text:p>1,50E+01</text:p>
          </table:table-cell>
          <table:table-cell table:style-name="ce1"/>
          <table:table-cell office:value-type="float" office:value="60000" table:style-name="ce2">
            <text:p>60000</text:p>
          </table:table-cell>
          <table:table-cell office:value-type="float" office:value="9.0866938873054599E-3" table:style-name="ce3">
            <text:p>9,09E-03</text:p>
          </table:table-cell>
          <table:table-cell office:value-type="float" office:value="1.1308612341839899E-2" table:style-name="ce3">
            <text:p>1,13E-02</text:p>
          </table:table-cell>
          <table:table-cell office:value-type="float" office:value="3.0742543124812099E-2" table:style-name="ce3">
            <text:p>3,07E-02</text:p>
          </table:table-cell>
          <table:table-cell office:value-type="float" office:value="3.6662596743540301" table:style-name="ce3">
            <text:p>3,67E+00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100000" table:style-name="ce2">
            <text:p>100000</text:p>
          </table:table-cell>
          <table:table-cell office:value-type="float" office:value="3.39662372574296E-7" table:style-name="ce3">
            <text:p>3,40E-07</text:p>
          </table:table-cell>
          <table:table-cell office:value-type="float" office:value="8.1874225769056896E-3" table:style-name="ce3">
            <text:p>8,19E-03</text:p>
          </table:table-cell>
          <table:table-cell office:value-type="float" office:value="2.5828189256469198E-9" table:style-name="ce3">
            <text:p>2,58E-09</text:p>
          </table:table-cell>
          <table:table-cell office:value-type="float" office:value="1.02822535177473E-2" table:style-name="ce3">
            <text:p>1,03E-02</text:p>
          </table:table-cell>
          <table:table-cell office:value-type="float" office:value="1.31787408913388E-8" table:style-name="ce3">
            <text:p>1,32E-08</text:p>
          </table:table-cell>
          <table:table-cell office:value-type="float" office:value="3.1269111868270201E-2" table:style-name="ce3">
            <text:p>3,13E-02</text:p>
          </table:table-cell>
          <table:table-cell office:value-type="float" office:value="0.53410307052127703" table:style-name="ce3">
            <text:p>5,34E-01</text:p>
          </table:table-cell>
          <table:table-cell office:value-type="float" office:value="1.10752963010998" table:style-name="ce3">
            <text:p>1,11E+00</text:p>
          </table:table-cell>
          <table:table-cell table:style-name="ce2"/>
          <table:table-cell office:value-type="float" office:value="100000" table:style-name="ce2">
            <text:p>100000</text:p>
          </table:table-cell>
          <table:table-cell office:value-type="float" office:value="3.39662372574296E-7" table:style-name="ce3">
            <text:p>3,40E-07</text:p>
          </table:table-cell>
          <table:table-cell office:value-type="float" office:value="2.5828189256469198E-9" table:style-name="ce3">
            <text:p>2,58E-09</text:p>
          </table:table-cell>
          <table:table-cell office:value-type="float" office:value="1.31787408913388E-8" table:style-name="ce3">
            <text:p>1,32E-08</text:p>
          </table:table-cell>
          <table:table-cell office:value-type="float" office:value="0.53410307052127703" table:style-name="ce3">
            <text:p>5,34E-01</text:p>
          </table:table-cell>
          <table:table-cell table:style-name="ce1"/>
          <table:table-cell office:value-type="float" office:value="100000" table:style-name="ce2">
            <text:p>100000</text:p>
          </table:table-cell>
          <table:table-cell office:value-type="float" office:value="8.1874225769056896E-3" table:style-name="ce3">
            <text:p>8,19E-03</text:p>
          </table:table-cell>
          <table:table-cell office:value-type="float" office:value="1.02822535177473E-2" table:style-name="ce3">
            <text:p>1,03E-02</text:p>
          </table:table-cell>
          <table:table-cell office:value-type="float" office:value="3.1269111868270201E-2" table:style-name="ce3">
            <text:p>3,13E-02</text:p>
          </table:table-cell>
          <table:table-cell office:value-type="float" office:value="1.10752963010998" table:style-name="ce3">
            <text:p>1,11E+00</text:p>
          </table:table-cell>
          <table:table-cell table:number-columns-repeated="16361"/>
        </table:table-row>
        <table:table-row table:style-name="ro1">
          <table:table-cell/>
          <table:table-cell table:number-columns-repeated="19" table:style-name="ce2"/>
          <table:table-cell table:number-columns-repeated="16364" table:style-name="ce1"/>
        </table:table-row>
        <table:table-row table:number-rows-repeated="2" table:style-name="ro1">
          <table:table-cell/>
          <table:table-cell table:style-name="ce4"/>
          <table:table-cell table:style-name="ce5"/>
          <table:table-cell table:number-columns-repeated="8" table:style-name="ce6"/>
          <table:table-cell table:number-columns-repeated="9" table:style-name="ce2"/>
          <table:table-cell table:number-columns-repeated="16364" table:style-name="ce1"/>
        </table:table-row>
        <table:table-row table:style-name="ro1">
          <table:table-cell/>
          <table:table-cell office:value-type="string" table:number-columns-spanned="1" table:number-rows-spanned="7" table:style-name="ce11">
            <text:p>spea2</text:p>
          </table:table-cell>
          <table:table-cell office:value-type="string" table:number-columns-spanned="1" table:number-rows-spanned="2" table:style-name="ce12">
            <text:p>n_gen</text:p>
          </table:table-cell>
          <table:table-cell office:value-type="string" table:number-columns-spanned="2" table:number-rows-spanned="1" table:style-name="ce13">
            <text:p>zdt1</text:p>
          </table:table-cell>
          <table:covered-table-cell/>
          <table:table-cell office:value-type="string" table:number-columns-spanned="2" table:number-rows-spanned="1" table:style-name="ce13">
            <text:p>zdt2</text:p>
          </table:table-cell>
          <table:covered-table-cell/>
          <table:table-cell office:value-type="string" table:number-columns-spanned="2" table:number-rows-spanned="1" table:style-name="ce13">
            <text:p>zdt3</text:p>
          </table:table-cell>
          <table:covered-table-cell/>
          <table:table-cell office:value-type="string" table:number-columns-spanned="2" table:number-rows-spanned="1" table:style-name="ce13">
            <text:p>zdt4</text:p>
          </table:table-cell>
          <table:covered-table-cell/>
          <table:table-cell table:style-name="ce2"/>
          <table:table-cell table:style-name="ce7"/>
          <table:table-cell table:number-columns-repeated="8" table:style-name="ce6"/>
          <table:table-cell table:number-columns-repeated="16363" table:style-name="ce1"/>
        </table:table-row>
        <table:table-row table:style-name="ro1">
          <table:table-cell/>
          <table:covered-table-cell/>
          <table:covered-table-cell/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table:style-name="ce2"/>
          <table:table-cell table:style-name="ce7"/>
          <table:table-cell office:value-type="string" table:style-name="ce2">
            <text:p>ZDT1</text:p>
          </table:table-cell>
          <table:table-cell office:value-type="string" table:style-name="ce2">
            <text:p>ZDT2</text:p>
          </table:table-cell>
          <table:table-cell office:value-type="string" table:style-name="ce2">
            <text:p>ZDT3</text:p>
          </table:table-cell>
          <table:table-cell office:value-type="string" table:style-name="ce2">
            <text:p>ZDT4</text:p>
          </table:table-cell>
          <table:table-cell table:number-columns-repeated="2" table:style-name="ce1"/>
          <table:table-cell office:value-type="string" table:style-name="ce2">
            <text:p>ZDT1</text:p>
          </table:table-cell>
          <table:table-cell office:value-type="string" table:style-name="ce2">
            <text:p>ZDT2</text:p>
          </table:table-cell>
          <table:table-cell office:value-type="string" table:style-name="ce2">
            <text:p>ZDT3</text:p>
          </table:table-cell>
          <table:table-cell office:value-type="string" table:style-name="ce2">
            <text:p>ZDT4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1000" table:style-name="ce2">
            <text:p>1000</text:p>
          </table:table-cell>
          <table:table-cell office:value-type="float" office:value="1.2368050486356801" table:style-name="ce3">
            <text:p>1,24E+00</text:p>
          </table:table-cell>
          <table:table-cell office:value-type="float" office:value="0.77390476690906995" table:style-name="ce3">
            <text:p>7,74E-01</text:p>
          </table:table-cell>
          <table:table-cell office:value-type="float" office:value="5.1058831811162397" table:style-name="ce3">
            <text:p>5,11E+00</text:p>
          </table:table-cell>
          <table:table-cell office:value-type="float" office:value="1.71940194270502" table:style-name="ce3">
            <text:p>1,72E+00</text:p>
          </table:table-cell>
          <table:table-cell office:value-type="float" office:value="2.27190261386137" table:style-name="ce3">
            <text:p>2,27E+00</text:p>
          </table:table-cell>
          <table:table-cell office:value-type="float" office:value="0.80053766410795801" table:style-name="ce3">
            <text:p>8,01E-01</text:p>
          </table:table-cell>
          <table:table-cell office:value-type="float" office:value="202.50547917716199" table:style-name="ce3">
            <text:p>2,03E+02</text:p>
          </table:table-cell>
          <table:table-cell office:value-type="float" office:value="12.039479652023401" table:style-name="ce3">
            <text:p>1,20E+01</text:p>
          </table:table-cell>
          <table:table-cell table:style-name="ce2"/>
          <table:table-cell office:value-type="float" office:value="1000" table:style-name="ce2">
            <text:p>1000</text:p>
          </table:table-cell>
          <table:table-cell office:value-type="float" office:value="1.2368050486356801" table:style-name="ce3">
            <text:p>1,24E+00</text:p>
          </table:table-cell>
          <table:table-cell office:value-type="float" office:value="5.1058831811162397" table:style-name="ce3">
            <text:p>5,11E+00</text:p>
          </table:table-cell>
          <table:table-cell office:value-type="float" office:value="2.27190261386137" table:style-name="ce3">
            <text:p>2,27E+00</text:p>
          </table:table-cell>
          <table:table-cell office:value-type="float" office:value="202.50547917716199" table:style-name="ce3">
            <text:p>2,03E+02</text:p>
          </table:table-cell>
          <table:table-cell table:style-name="ce1"/>
          <table:table-cell office:value-type="float" office:value="1000" table:style-name="ce2">
            <text:p>1000</text:p>
          </table:table-cell>
          <table:table-cell office:value-type="float" office:value="0.77390476690906995" table:style-name="ce3">
            <text:p>7,74E-01</text:p>
          </table:table-cell>
          <table:table-cell office:value-type="float" office:value="1.71940194270502" table:style-name="ce3">
            <text:p>1,72E+00</text:p>
          </table:table-cell>
          <table:table-cell office:value-type="float" office:value="0.80053766410795801" table:style-name="ce3">
            <text:p>8,01E-01</text:p>
          </table:table-cell>
          <table:table-cell office:value-type="float" office:value="12.039479652023401" table:style-name="ce3">
            <text:p>1,20E+01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10000" table:style-name="ce2">
            <text:p>10000</text:p>
          </table:table-cell>
          <table:table-cell office:value-type="float" office:value="1.22308290815442E-5" table:style-name="ce3">
            <text:p>1,22E-05</text:p>
          </table:table-cell>
          <table:table-cell office:value-type="float" office:value="1.41341126070866E-2" table:style-name="ce3">
            <text:p>1,41E-02</text:p>
          </table:table-cell>
          <table:table-cell office:value-type="float" office:value="1.06161990766185E-5" table:style-name="ce3">
            <text:p>1,06E-05</text:p>
          </table:table-cell>
          <table:table-cell office:value-type="float" office:value="0.21827204271970399" table:style-name="ce3">
            <text:p>2,18E-01</text:p>
          </table:table-cell>
          <table:table-cell office:value-type="float" office:value="1.62723123458566E-5" table:style-name="ce3">
            <text:p>1,63E-05</text:p>
          </table:table-cell>
          <table:table-cell office:value-type="float" office:value="2.6029049013818101E-2" table:style-name="ce3">
            <text:p>2,60E-02</text:p>
          </table:table-cell>
          <table:table-cell office:value-type="float" office:value="0.16536923226771699" table:style-name="ce3">
            <text:p>1,65E-01</text:p>
          </table:table-cell>
          <table:table-cell office:value-type="float" office:value="0.27160533002995202" table:style-name="ce3">
            <text:p>2,72E-01</text:p>
          </table:table-cell>
          <table:table-cell table:style-name="ce2"/>
          <table:table-cell office:value-type="float" office:value="10000" table:style-name="ce2">
            <text:p>10000</text:p>
          </table:table-cell>
          <table:table-cell office:value-type="float" office:value="1.22308290815442E-5" table:style-name="ce3">
            <text:p>1,22E-05</text:p>
          </table:table-cell>
          <table:table-cell office:value-type="float" office:value="1.06161990766185E-5" table:style-name="ce3">
            <text:p>1,06E-05</text:p>
          </table:table-cell>
          <table:table-cell office:value-type="float" office:value="1.62723123458566E-5" table:style-name="ce3">
            <text:p>1,63E-05</text:p>
          </table:table-cell>
          <table:table-cell office:value-type="float" office:value="0.16536923226771699" table:style-name="ce3">
            <text:p>1,65E-01</text:p>
          </table:table-cell>
          <table:table-cell table:style-name="ce1"/>
          <table:table-cell office:value-type="float" office:value="10000" table:style-name="ce2">
            <text:p>10000</text:p>
          </table:table-cell>
          <table:table-cell office:value-type="float" office:value="1.41341126070866E-2" table:style-name="ce3">
            <text:p>1,41E-02</text:p>
          </table:table-cell>
          <table:table-cell office:value-type="float" office:value="0.21827204271970399" table:style-name="ce3">
            <text:p>2,18E-01</text:p>
          </table:table-cell>
          <table:table-cell office:value-type="float" office:value="2.6029049013818101E-2" table:style-name="ce3">
            <text:p>2,60E-02</text:p>
          </table:table-cell>
          <table:table-cell office:value-type="float" office:value="0.27160533002995202" table:style-name="ce3">
            <text:p>2,72E-01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30000" table:style-name="ce2">
            <text:p>30000</text:p>
          </table:table-cell>
          <table:table-cell office:value-type="float" office:value="1.5419588494858899E-5" table:style-name="ce3">
            <text:p>1,54E-05</text:p>
          </table:table-cell>
          <table:table-cell office:value-type="float" office:value="7.42532646558507E-3" table:style-name="ce3">
            <text:p>7,43E-03</text:p>
          </table:table-cell>
          <table:table-cell office:value-type="float" office:value="3.0639600575708498E-5" table:style-name="ce3">
            <text:p>3,06E-05</text:p>
          </table:table-cell>
          <table:table-cell office:value-type="float" office:value="4.9192686108087399E-2" table:style-name="ce3">
            <text:p>4,92E-02</text:p>
          </table:table-cell>
          <table:table-cell office:value-type="float" office:value="9.2721383307065903E-6" table:style-name="ce3">
            <text:p>9,27E-06</text:p>
          </table:table-cell>
          <table:table-cell office:value-type="float" office:value="0.117215313807048" table:style-name="ce3">
            <text:p>1,17E-01</text:p>
          </table:table-cell>
          <table:table-cell office:value-type="float" office:value="0.33147599126063498" table:style-name="ce3">
            <text:p>3,31E-01</text:p>
          </table:table-cell>
          <table:table-cell office:value-type="float" office:value="0.38844289754787298" table:style-name="ce3">
            <text:p>3,88E-01</text:p>
          </table:table-cell>
          <table:table-cell table:style-name="ce2"/>
          <table:table-cell office:value-type="float" office:value="30000" table:style-name="ce2">
            <text:p>30000</text:p>
          </table:table-cell>
          <table:table-cell office:value-type="float" office:value="1.5419588494858899E-5" table:style-name="ce3">
            <text:p>1,54E-05</text:p>
          </table:table-cell>
          <table:table-cell office:value-type="float" office:value="3.0639600575708498E-5" table:style-name="ce3">
            <text:p>3,06E-05</text:p>
          </table:table-cell>
          <table:table-cell office:value-type="float" office:value="9.2721383307065903E-6" table:style-name="ce3">
            <text:p>9,27E-06</text:p>
          </table:table-cell>
          <table:table-cell office:value-type="float" office:value="0.33147599126063498" table:style-name="ce3">
            <text:p>3,31E-01</text:p>
          </table:table-cell>
          <table:table-cell table:style-name="ce1"/>
          <table:table-cell office:value-type="float" office:value="30000" table:style-name="ce2">
            <text:p>30000</text:p>
          </table:table-cell>
          <table:table-cell office:value-type="float" office:value="7.42532646558507E-3" table:style-name="ce3">
            <text:p>7,43E-03</text:p>
          </table:table-cell>
          <table:table-cell office:value-type="float" office:value="4.9192686108087399E-2" table:style-name="ce3">
            <text:p>4,92E-02</text:p>
          </table:table-cell>
          <table:table-cell office:value-type="float" office:value="0.117215313807048" table:style-name="ce3">
            <text:p>1,17E-01</text:p>
          </table:table-cell>
          <table:table-cell office:value-type="float" office:value="0.38844289754787298" table:style-name="ce3">
            <text:p>3,88E-01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60000" table:style-name="ce2">
            <text:p>60000</text:p>
          </table:table-cell>
          <table:table-cell office:value-type="float" office:value="1.40641602767468E-5" table:style-name="ce3">
            <text:p>1,41E-05</text:p>
          </table:table-cell>
          <table:table-cell office:value-type="float" office:value="7.4944491373085996E-3" table:style-name="ce3">
            <text:p>7,49E-03</text:p>
          </table:table-cell>
          <table:table-cell office:value-type="float" office:value="1.6213019235149699E-6" table:style-name="ce3">
            <text:p>1,62E-06</text:p>
          </table:table-cell>
          <table:table-cell office:value-type="float" office:value="7.5398946047438601E-3" table:style-name="ce3">
            <text:p>7,54E-03</text:p>
          </table:table-cell>
          <table:table-cell office:value-type="float" office:value="1.4497616947001799E-6" table:style-name="ce3">
            <text:p>1,45E-06</text:p>
          </table:table-cell>
          <table:table-cell office:value-type="float" office:value="9.3091189647665808E-3" table:style-name="ce3">
            <text:p>9,31E-03</text:p>
          </table:table-cell>
          <table:table-cell office:value-type="float" office:value="0.32753787208187202" table:style-name="ce3">
            <text:p>3,28E-01</text:p>
          </table:table-cell>
          <table:table-cell office:value-type="float" office:value="0.38838685959479202" table:style-name="ce3">
            <text:p>3,88E-01</text:p>
          </table:table-cell>
          <table:table-cell table:style-name="ce2"/>
          <table:table-cell office:value-type="float" office:value="60000" table:style-name="ce2">
            <text:p>60000</text:p>
          </table:table-cell>
          <table:table-cell office:value-type="float" office:value="1.40641602767468E-5" table:style-name="ce3">
            <text:p>1,41E-05</text:p>
          </table:table-cell>
          <table:table-cell office:value-type="float" office:value="1.6213019235149699E-6" table:style-name="ce3">
            <text:p>1,62E-06</text:p>
          </table:table-cell>
          <table:table-cell office:value-type="float" office:value="1.4497616947001799E-6" table:style-name="ce3">
            <text:p>1,45E-06</text:p>
          </table:table-cell>
          <table:table-cell office:value-type="float" office:value="0.32753787208187202" table:style-name="ce3">
            <text:p>3,28E-01</text:p>
          </table:table-cell>
          <table:table-cell table:style-name="ce1"/>
          <table:table-cell office:value-type="float" office:value="60000" table:style-name="ce2">
            <text:p>60000</text:p>
          </table:table-cell>
          <table:table-cell office:value-type="float" office:value="7.4944491373085996E-3" table:style-name="ce3">
            <text:p>7,49E-03</text:p>
          </table:table-cell>
          <table:table-cell office:value-type="float" office:value="7.5398946047438601E-3" table:style-name="ce3">
            <text:p>7,54E-03</text:p>
          </table:table-cell>
          <table:table-cell office:value-type="float" office:value="9.3091189647665808E-3" table:style-name="ce3">
            <text:p>9,31E-03</text:p>
          </table:table-cell>
          <table:table-cell office:value-type="float" office:value="0.38838685959479202" table:style-name="ce3">
            <text:p>3,88E-01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100000" table:style-name="ce2">
            <text:p>100000</text:p>
          </table:table-cell>
          <table:table-cell office:value-type="float" office:value="1.25655997444518E-5" table:style-name="ce3">
            <text:p>1,26E-05</text:p>
          </table:table-cell>
          <table:table-cell office:value-type="float" office:value="7.9262276305842108E-3" table:style-name="ce3">
            <text:p>7,93E-03</text:p>
          </table:table-cell>
          <table:table-cell office:value-type="float" office:value="7.0261606525394801E-6" table:style-name="ce3">
            <text:p>7,03E-06</text:p>
          </table:table-cell>
          <table:table-cell office:value-type="float" office:value="7.7273344228750299E-3" table:style-name="ce3">
            <text:p>7,73E-03</text:p>
          </table:table-cell>
          <table:table-cell office:value-type="float" office:value="9.1631409330242706E-6" table:style-name="ce3">
            <text:p>9,16E-06</text:p>
          </table:table-cell>
          <table:table-cell office:value-type="float" office:value="9.54113489467758E-3" table:style-name="ce3">
            <text:p>9,54E-03</text:p>
          </table:table-cell>
          <table:table-cell office:value-type="float" office:value="2.2638285528237301" table:style-name="ce3">
            <text:p>2,26E+00</text:p>
          </table:table-cell>
          <table:table-cell office:value-type="float" office:value="0.80978485062425098" table:style-name="ce3">
            <text:p>8,10E-01</text:p>
          </table:table-cell>
          <table:table-cell table:style-name="ce2"/>
          <table:table-cell office:value-type="float" office:value="100000" table:style-name="ce2">
            <text:p>100000</text:p>
          </table:table-cell>
          <table:table-cell office:value-type="float" office:value="1.25655997444518E-5" table:style-name="ce3">
            <text:p>1,26E-05</text:p>
          </table:table-cell>
          <table:table-cell office:value-type="float" office:value="7.0261606525394801E-6" table:style-name="ce3">
            <text:p>7,03E-06</text:p>
          </table:table-cell>
          <table:table-cell office:value-type="float" office:value="9.1631409330242706E-6" table:style-name="ce3">
            <text:p>9,16E-06</text:p>
          </table:table-cell>
          <table:table-cell office:value-type="float" office:value="2.2638285528237301" table:style-name="ce3">
            <text:p>2,26E+00</text:p>
          </table:table-cell>
          <table:table-cell table:style-name="ce1"/>
          <table:table-cell office:value-type="float" office:value="100000" table:style-name="ce2">
            <text:p>100000</text:p>
          </table:table-cell>
          <table:table-cell office:value-type="float" office:value="7.9262276305842108E-3" table:style-name="ce3">
            <text:p>7,93E-03</text:p>
          </table:table-cell>
          <table:table-cell office:value-type="float" office:value="7.7273344228750299E-3" table:style-name="ce3">
            <text:p>7,73E-03</text:p>
          </table:table-cell>
          <table:table-cell office:value-type="float" office:value="9.54113489467758E-3" table:style-name="ce3">
            <text:p>9,54E-03</text:p>
          </table:table-cell>
          <table:table-cell office:value-type="float" office:value="0.80978485062425098" table:style-name="ce3">
            <text:p>8,10E-01</text:p>
          </table:table-cell>
          <table:table-cell table:number-columns-repeated="1636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1" draw:id="id0" draw:style-name="a0" draw:name="Chart 1" svg:x="0.22917in" svg:y="0.07292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2" draw:id="id1" draw:style-name="a1" draw:name="Chart 2" svg:x="0.54167in" svg:y="0.10417in" svg:width="5in" svg:height="3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3" draw:id="id2" draw:style-name="a2" draw:name="Chart 3" svg:x="0.03125in" svg:y="0.05208in" svg:width="5in" svg:height="3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6"/>
          <table:table-cell table:style-name="ce1">
            <draw:frame draw:z-index="4" draw:id="id3" draw:style-name="a3" draw:name="Chart 4" svg:x="0.53125in" svg:y="0.0625in" svg:width="5in" svg:height="3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5" draw:id="id4" draw:style-name="a4" draw:name="Chart 5" svg:x="0.02083in" svg:y="0.1875in" svg:width="5in" svg:height="3in" style:rel-width="scale" style:rel-height="scale">
              <draw:object xlink:href="Object 5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style-name="ro1">
          <table:table-cell table:number-columns-repeated="8"/>
          <table:table-cell table:style-name="ce1">
            <draw:frame draw:z-index="6" draw:id="id5" draw:style-name="a5" draw:name="Chart 6" svg:x="0.51042in" svg:y="0.01042in" svg:width="5in" svg:height="3in" style:rel-width="scale" style:rel-height="scale">
              <draw:object xlink:href="Object 6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1048512" table:style-name="ro1">
          <table:table-cell table:number-columns-repeated="16384"/>
        </table:table-row>
      </table:table>
      <table:table table:name="population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1"/>
          <table:table-cell office:value-type="string" table:number-columns-spanned="5" table:number-rows-spanned="1" table:style-name="ce14">
            <text:p>MSE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14">
            <text:p>IGD</text:p>
          </table:table-cell>
          <table:covered-table-cell table:number-columns-repeated="4"/>
          <table:table-cell table:number-columns-repeated="16361"/>
        </table:table-row>
        <table:table-row table:style-name="ro1">
          <table:table-cell/>
          <table:table-cell office:value-type="string" table:number-columns-spanned="1" table:number-rows-spanned="6" table:style-name="ce11">
            <text:p>nsga2</text:p>
          </table:table-cell>
          <table:table-cell office:value-type="string" table:number-columns-spanned="1" table:number-rows-spanned="2" table:style-name="ce12">
            <text:p>n_gen</text:p>
          </table:table-cell>
          <table:table-cell office:value-type="string" table:number-columns-spanned="2" table:number-rows-spanned="1" table:style-name="ce13">
            <text:p>zdt1</text:p>
          </table:table-cell>
          <table:covered-table-cell/>
          <table:table-cell office:value-type="string" table:number-columns-spanned="2" table:number-rows-spanned="1" table:style-name="ce13">
            <text:p>zdt2</text:p>
          </table:table-cell>
          <table:covered-table-cell/>
          <table:table-cell office:value-type="string" table:number-columns-spanned="2" table:number-rows-spanned="1" table:style-name="ce13">
            <text:p>zdt3</text:p>
          </table:table-cell>
          <table:covered-table-cell/>
          <table:table-cell office:value-type="string" table:number-columns-spanned="2" table:number-rows-spanned="1" table:style-name="ce13">
            <text:p>zdt4</text:p>
          </table:table-cell>
          <table:covered-table-cell/>
          <table:table-cell table:style-name="ce8"/>
          <table:table-cell table:style-name="ce7"/>
          <table:table-cell table:number-columns-repeated="8" table:style-name="ce6"/>
          <table:table-cell table:number-columns-repeated="16363" table:style-name="ce1"/>
        </table:table-row>
        <table:table-row table:style-name="ro1">
          <table:table-cell/>
          <table:covered-table-cell/>
          <table:covered-table-cell/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table:style-name="ce2"/>
          <table:table-cell table:style-name="ce7"/>
          <table:table-cell office:value-type="string" table:style-name="ce2">
            <text:p>ZDT1</text:p>
          </table:table-cell>
          <table:table-cell office:value-type="string" table:style-name="ce2">
            <text:p>ZDT2</text:p>
          </table:table-cell>
          <table:table-cell office:value-type="string" table:style-name="ce2">
            <text:p>ZDT3</text:p>
          </table:table-cell>
          <table:table-cell office:value-type="string" table:style-name="ce2">
            <text:p>ZDT4</text:p>
          </table:table-cell>
          <table:table-cell table:number-columns-repeated="2" table:style-name="ce1"/>
          <table:table-cell office:value-type="string" table:style-name="ce2">
            <text:p>ZDT1</text:p>
          </table:table-cell>
          <table:table-cell office:value-type="string" table:style-name="ce2">
            <text:p>ZDT2</text:p>
          </table:table-cell>
          <table:table-cell office:value-type="string" table:style-name="ce2">
            <text:p>ZDT3</text:p>
          </table:table-cell>
          <table:table-cell office:value-type="string" table:style-name="ce2">
            <text:p>ZDT4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20" table:style-name="ce2">
            <text:p>20</text:p>
          </table:table-cell>
          <table:table-cell office:value-type="float" office:value="5.5242804947911403E-5" table:style-name="ce3">
            <text:p>5,52E-05</text:p>
          </table:table-cell>
          <table:table-cell office:value-type="float" office:value="2.17398064889823E-2" table:style-name="ce3">
            <text:p>2,17E-02</text:p>
          </table:table-cell>
          <table:table-cell office:value-type="float" office:value="1.7858271701840101E-5" table:style-name="ce3">
            <text:p>1,79E-05</text:p>
          </table:table-cell>
          <table:table-cell office:value-type="float" office:value="2.2612066608869299E-2" table:style-name="ce3">
            <text:p>2,26E-02</text:p>
          </table:table-cell>
          <table:table-cell office:value-type="float" office:value="1.28746455583009E-5" table:style-name="ce3">
            <text:p>1,29E-05</text:p>
          </table:table-cell>
          <table:table-cell office:value-type="float" office:value="3.06318282042943E-2" table:style-name="ce3">
            <text:p>3,06E-02</text:p>
          </table:table-cell>
          <table:table-cell office:value-type="float" office:value="1.4100841700308999" table:style-name="ce3">
            <text:p>1,41E+00</text:p>
          </table:table-cell>
          <table:table-cell office:value-type="float" office:value="0.81103696828424798" table:style-name="ce3">
            <text:p>8,11E-01</text:p>
          </table:table-cell>
          <table:table-cell table:style-name="ce2"/>
          <table:table-cell office:value-type="float" office:value="20" table:style-name="ce2">
            <text:p>20</text:p>
          </table:table-cell>
          <table:table-cell office:value-type="float" office:value="5.5242804947911403E-5" table:style-name="ce3">
            <text:p>5,52E-05</text:p>
          </table:table-cell>
          <table:table-cell office:value-type="float" office:value="1.7858271701840101E-5" table:style-name="ce3">
            <text:p>1,79E-05</text:p>
          </table:table-cell>
          <table:table-cell office:value-type="float" office:value="1.28746455583009E-5" table:style-name="ce3">
            <text:p>1,29E-05</text:p>
          </table:table-cell>
          <table:table-cell office:value-type="float" office:value="1.4100841700308999" table:style-name="ce3">
            <text:p>1,41E+00</text:p>
          </table:table-cell>
          <table:table-cell table:style-name="ce1"/>
          <table:table-cell office:value-type="float" office:value="20" table:style-name="ce2">
            <text:p>20</text:p>
          </table:table-cell>
          <table:table-cell office:value-type="float" office:value="2.17398064889823E-2" table:style-name="ce3">
            <text:p>2,17E-02</text:p>
          </table:table-cell>
          <table:table-cell office:value-type="float" office:value="2.2612066608869299E-2" table:style-name="ce3">
            <text:p>2,26E-02</text:p>
          </table:table-cell>
          <table:table-cell office:value-type="float" office:value="3.06318282042943E-2" table:style-name="ce3">
            <text:p>3,06E-02</text:p>
          </table:table-cell>
          <table:table-cell office:value-type="float" office:value="0.81103696828424798" table:style-name="ce3">
            <text:p>8,11E-01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50" table:style-name="ce2">
            <text:p>50</text:p>
          </table:table-cell>
          <table:table-cell office:value-type="float" office:value="2.15898838559123E-5" table:style-name="ce3">
            <text:p>2,16E-05</text:p>
          </table:table-cell>
          <table:table-cell office:value-type="float" office:value="8.7601433481243902E-3" table:style-name="ce3">
            <text:p>8,76E-03</text:p>
          </table:table-cell>
          <table:table-cell office:value-type="float" office:value="1.8239513350906301E-5" table:style-name="ce3">
            <text:p>1,82E-05</text:p>
          </table:table-cell>
          <table:table-cell office:value-type="float" office:value="9.6448385563513706E-3" table:style-name="ce3">
            <text:p>9,64E-03</text:p>
          </table:table-cell>
          <table:table-cell office:value-type="float" office:value="3.7655863555823398E-5" table:style-name="ce3">
            <text:p>3,77E-05</text:p>
          </table:table-cell>
          <table:table-cell office:value-type="float" office:value="6.3658679292022194E-2" table:style-name="ce3">
            <text:p>6,37E-02</text:p>
          </table:table-cell>
          <table:table-cell office:value-type="float" office:value="0.93590707061654099" table:style-name="ce3">
            <text:p>9,36E-01</text:p>
          </table:table-cell>
          <table:table-cell office:value-type="float" office:value="0.66768518862035398" table:style-name="ce3">
            <text:p>6,68E-01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2.15898838559123E-5" table:style-name="ce3">
            <text:p>2,16E-05</text:p>
          </table:table-cell>
          <table:table-cell office:value-type="float" office:value="1.8239513350906301E-5" table:style-name="ce3">
            <text:p>1,82E-05</text:p>
          </table:table-cell>
          <table:table-cell office:value-type="float" office:value="3.7655863555823398E-5" table:style-name="ce3">
            <text:p>3,77E-05</text:p>
          </table:table-cell>
          <table:table-cell office:value-type="float" office:value="0.93590707061654099" table:style-name="ce3">
            <text:p>9,36E-01</text:p>
          </table:table-cell>
          <table:table-cell table:style-name="ce1"/>
          <table:table-cell office:value-type="float" office:value="50" table:style-name="ce2">
            <text:p>50</text:p>
          </table:table-cell>
          <table:table-cell office:value-type="float" office:value="8.7601433481243902E-3" table:style-name="ce3">
            <text:p>8,76E-03</text:p>
          </table:table-cell>
          <table:table-cell office:value-type="float" office:value="9.6448385563513706E-3" table:style-name="ce3">
            <text:p>9,64E-03</text:p>
          </table:table-cell>
          <table:table-cell office:value-type="float" office:value="6.3658679292022194E-2" table:style-name="ce3">
            <text:p>6,37E-02</text:p>
          </table:table-cell>
          <table:table-cell office:value-type="float" office:value="0.66768518862035398" table:style-name="ce3">
            <text:p>6,68E-01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100" table:style-name="ce2">
            <text:p>100</text:p>
          </table:table-cell>
          <table:table-cell office:value-type="float" office:value="4.4810149447343999E-5" table:style-name="ce3">
            <text:p>4,48E-05</text:p>
          </table:table-cell>
          <table:table-cell office:value-type="float" office:value="6.4778739041495897E-3" table:style-name="ce3">
            <text:p>6,48E-03</text:p>
          </table:table-cell>
          <table:table-cell office:value-type="float" office:value="3.22408068475809E-4" table:style-name="ce3">
            <text:p>3,22E-04</text:p>
          </table:table-cell>
          <table:table-cell office:value-type="float" office:value="1.33891977725221E-2" table:style-name="ce3">
            <text:p>1,34E-02</text:p>
          </table:table-cell>
          <table:table-cell office:value-type="float" office:value="1.06016897573591E-4" table:style-name="ce3">
            <text:p>1,06E-04</text:p>
          </table:table-cell>
          <table:table-cell office:value-type="float" office:value="6.1491557647760497E-3" table:style-name="ce3">
            <text:p>6,15E-03</text:p>
          </table:table-cell>
          <table:table-cell office:value-type="float" office:value="3.4297691249376802E-2" table:style-name="ce3">
            <text:p>3,43E-02</text:p>
          </table:table-cell>
          <table:table-cell office:value-type="float" office:value="0.12567667179065101" table:style-name="ce3">
            <text:p>1,26E-01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office:value-type="float" office:value="4.4810149447343999E-5" table:style-name="ce3">
            <text:p>4,48E-05</text:p>
          </table:table-cell>
          <table:table-cell office:value-type="float" office:value="3.22408068475809E-4" table:style-name="ce3">
            <text:p>3,22E-04</text:p>
          </table:table-cell>
          <table:table-cell office:value-type="float" office:value="1.06016897573591E-4" table:style-name="ce3">
            <text:p>1,06E-04</text:p>
          </table:table-cell>
          <table:table-cell office:value-type="float" office:value="3.4297691249376802E-2" table:style-name="ce3">
            <text:p>3,43E-02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6.4778739041495897E-3" table:style-name="ce3">
            <text:p>6,48E-03</text:p>
          </table:table-cell>
          <table:table-cell office:value-type="float" office:value="1.33891977725221E-2" table:style-name="ce3">
            <text:p>1,34E-02</text:p>
          </table:table-cell>
          <table:table-cell office:value-type="float" office:value="6.1491557647760497E-3" table:style-name="ce3">
            <text:p>6,15E-03</text:p>
          </table:table-cell>
          <table:table-cell office:value-type="float" office:value="0.12567667179065101" table:style-name="ce3">
            <text:p>1,26E-01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200" table:style-name="ce2">
            <text:p>200</text:p>
          </table:table-cell>
          <table:table-cell office:value-type="float" office:value="1.66691083851826E-3" table:style-name="ce3">
            <text:p>1,67E-03</text:p>
          </table:table-cell>
          <table:table-cell office:value-type="float" office:value="2.69068922947935E-2" table:style-name="ce3">
            <text:p>2,69E-02</text:p>
          </table:table-cell>
          <table:table-cell office:value-type="float" office:value="1.1090000786794301E-2" table:style-name="ce3">
            <text:p>1,11E-02</text:p>
          </table:table-cell>
          <table:table-cell office:value-type="float" office:value="0.106363716089382" table:style-name="ce3">
            <text:p>1,06E-01</text:p>
          </table:table-cell>
          <table:table-cell office:value-type="float" office:value="3.90564778211665E-3" table:style-name="ce3">
            <text:p>3,91E-03</text:p>
          </table:table-cell>
          <table:table-cell office:value-type="float" office:value="2.3238129066105E-2" table:style-name="ce3">
            <text:p>2,32E-02</text:p>
          </table:table-cell>
          <table:table-cell office:value-type="float" office:value="0.78445471245270504" table:style-name="ce3">
            <text:p>7,84E-01</text:p>
          </table:table-cell>
          <table:table-cell office:value-type="float" office:value="0.41664045995714899" table:style-name="ce3">
            <text:p>4,17E-01</text:p>
          </table:table-cell>
          <table:table-cell table:style-name="ce2"/>
          <table:table-cell office:value-type="float" office:value="200" table:style-name="ce2">
            <text:p>200</text:p>
          </table:table-cell>
          <table:table-cell office:value-type="float" office:value="1.66691083851826E-3" table:style-name="ce3">
            <text:p>1,67E-03</text:p>
          </table:table-cell>
          <table:table-cell office:value-type="float" office:value="1.1090000786794301E-2" table:style-name="ce3">
            <text:p>1,11E-02</text:p>
          </table:table-cell>
          <table:table-cell office:value-type="float" office:value="3.90564778211665E-3" table:style-name="ce3">
            <text:p>3,91E-03</text:p>
          </table:table-cell>
          <table:table-cell office:value-type="float" office:value="0.78445471245270504" table:style-name="ce3">
            <text:p>7,84E-01</text:p>
          </table:table-cell>
          <table:table-cell table:style-name="ce1"/>
          <table:table-cell office:value-type="float" office:value="200" table:style-name="ce2">
            <text:p>200</text:p>
          </table:table-cell>
          <table:table-cell office:value-type="float" office:value="2.69068922947935E-2" table:style-name="ce3">
            <text:p>2,69E-02</text:p>
          </table:table-cell>
          <table:table-cell office:value-type="float" office:value="0.106363716089382" table:style-name="ce3">
            <text:p>1,06E-01</text:p>
          </table:table-cell>
          <table:table-cell office:value-type="float" office:value="2.3238129066105E-2" table:style-name="ce3">
            <text:p>2,32E-02</text:p>
          </table:table-cell>
          <table:table-cell office:value-type="float" office:value="0.41664045995714899" table:style-name="ce3">
            <text:p>4,17E-01</text:p>
          </table:table-cell>
          <table:table-cell table:number-columns-repeated="16361"/>
        </table:table-row>
        <table:table-row table:style-name="ro1">
          <table:table-cell/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table:number-columns-repeated="7" table:style-name="ce2"/>
          <table:table-cell table:number-columns-repeated="2" table:style-name="ce3"/>
          <table:table-cell table:number-columns-repeated="2" table:style-name="ce2"/>
          <table:table-cell table:style-name="ce1"/>
          <table:table-cell table:number-columns-repeated="3" table:style-name="ce2"/>
          <table:table-cell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table:style-name="ce10"/>
          <table:table-cell table:number-columns-repeated="10" table:style-name="ce2"/>
          <table:table-cell table:number-columns-repeated="16372" table:style-name="ce1"/>
        </table:table-row>
        <table:table-row table:style-name="ro1">
          <table:table-cell/>
          <table:table-cell table:style-name="ce10"/>
          <table:table-cell table:number-columns-repeated="18" table:style-name="ce2"/>
          <table:table-cell table:number-columns-repeated="16364" table:style-name="ce1"/>
        </table:table-row>
        <table:table-row table:style-name="ro1">
          <table:table-cell/>
          <table:table-cell table:style-name="ce9"/>
          <table:table-cell table:style-name="ce5"/>
          <table:table-cell table:number-columns-repeated="8" table:style-name="ce6"/>
          <table:table-cell table:number-columns-repeated="9" table:style-name="ce2"/>
          <table:table-cell table:number-columns-repeated="16364" table:style-name="ce1"/>
        </table:table-row>
        <table:table-row table:style-name="ro1">
          <table:table-cell/>
          <table:table-cell office:value-type="string" table:number-columns-spanned="1" table:number-rows-spanned="6" table:style-name="ce11">
            <text:p>ibea</text:p>
          </table:table-cell>
          <table:table-cell office:value-type="string" table:number-columns-spanned="1" table:number-rows-spanned="2" table:style-name="ce12">
            <text:p>n_gen</text:p>
          </table:table-cell>
          <table:table-cell office:value-type="string" table:number-columns-spanned="2" table:number-rows-spanned="1" table:style-name="ce13">
            <text:p>zdt1</text:p>
          </table:table-cell>
          <table:covered-table-cell/>
          <table:table-cell office:value-type="string" table:number-columns-spanned="2" table:number-rows-spanned="1" table:style-name="ce13">
            <text:p>zdt2</text:p>
          </table:table-cell>
          <table:covered-table-cell/>
          <table:table-cell office:value-type="string" table:number-columns-spanned="2" table:number-rows-spanned="1" table:style-name="ce13">
            <text:p>zdt3</text:p>
          </table:table-cell>
          <table:covered-table-cell/>
          <table:table-cell office:value-type="string" table:number-columns-spanned="2" table:number-rows-spanned="1" table:style-name="ce13">
            <text:p>zdt4</text:p>
          </table:table-cell>
          <table:covered-table-cell/>
          <table:table-cell table:style-name="ce2"/>
          <table:table-cell table:style-name="ce7"/>
          <table:table-cell table:number-columns-repeated="8" table:style-name="ce6"/>
          <table:table-cell table:number-columns-repeated="16363" table:style-name="ce1"/>
        </table:table-row>
        <table:table-row table:style-name="ro1">
          <table:table-cell/>
          <table:covered-table-cell/>
          <table:covered-table-cell/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table:style-name="ce2"/>
          <table:table-cell table:style-name="ce7"/>
          <table:table-cell office:value-type="string" table:style-name="ce2">
            <text:p>ZDT1</text:p>
          </table:table-cell>
          <table:table-cell office:value-type="string" table:style-name="ce2">
            <text:p>ZDT2</text:p>
          </table:table-cell>
          <table:table-cell office:value-type="string" table:style-name="ce2">
            <text:p>ZDT3</text:p>
          </table:table-cell>
          <table:table-cell office:value-type="string" table:style-name="ce2">
            <text:p>ZDT4</text:p>
          </table:table-cell>
          <table:table-cell table:number-columns-repeated="2" table:style-name="ce1"/>
          <table:table-cell office:value-type="string" table:style-name="ce2">
            <text:p>ZDT1</text:p>
          </table:table-cell>
          <table:table-cell office:value-type="string" table:style-name="ce2">
            <text:p>ZDT2</text:p>
          </table:table-cell>
          <table:table-cell office:value-type="string" table:style-name="ce2">
            <text:p>ZDT3</text:p>
          </table:table-cell>
          <table:table-cell office:value-type="string" table:style-name="ce2">
            <text:p>ZDT4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20" table:style-name="ce2">
            <text:p>20</text:p>
          </table:table-cell>
          <table:table-cell office:value-type="float" office:value="4.1988361739074599E-8" table:style-name="ce3">
            <text:p>4,20E-08</text:p>
          </table:table-cell>
          <table:table-cell office:value-type="float" office:value="9.6211943096759706E-2" table:style-name="ce3">
            <text:p>9,62E-02</text:p>
          </table:table-cell>
          <table:table-cell office:value-type="float" office:value="1.1710754895278999E-11" table:style-name="ce3">
            <text:p>1,17E-11</text:p>
          </table:table-cell>
          <table:table-cell office:value-type="float" office:value="2.65983872561186E-2" table:style-name="ce3">
            <text:p>2,66E-02</text:p>
          </table:table-cell>
          <table:table-cell office:value-type="float" office:value="1.09471053287893E-10" table:style-name="ce3">
            <text:p>1,09E-10</text:p>
          </table:table-cell>
          <table:table-cell office:value-type="float" office:value="5.4757499851648399E-2" table:style-name="ce3">
            <text:p>5,48E-02</text:p>
          </table:table-cell>
          <table:table-cell office:value-type="float" office:value="4.9541308065172904" table:style-name="ce3">
            <text:p>4,95E+00</text:p>
          </table:table-cell>
          <table:table-cell office:value-type="float" office:value="2.7557915881842301" table:style-name="ce3">
            <text:p>2,76E+00</text:p>
          </table:table-cell>
          <table:table-cell table:style-name="ce2"/>
          <table:table-cell office:value-type="float" office:value="20" table:style-name="ce2">
            <text:p>20</text:p>
          </table:table-cell>
          <table:table-cell office:value-type="float" office:value="4.1988361739074599E-8" table:style-name="ce3">
            <text:p>4,20E-08</text:p>
          </table:table-cell>
          <table:table-cell office:value-type="float" office:value="1.1710754895278999E-11" table:style-name="ce3">
            <text:p>1,17E-11</text:p>
          </table:table-cell>
          <table:table-cell office:value-type="float" office:value="1.09471053287893E-10" table:style-name="ce3">
            <text:p>1,09E-10</text:p>
          </table:table-cell>
          <table:table-cell office:value-type="float" office:value="4.9541308065172904" table:style-name="ce3">
            <text:p>4,95E+00</text:p>
          </table:table-cell>
          <table:table-cell table:style-name="ce1"/>
          <table:table-cell office:value-type="float" office:value="20" table:style-name="ce2">
            <text:p>20</text:p>
          </table:table-cell>
          <table:table-cell office:value-type="float" office:value="9.6211943096759706E-2" table:style-name="ce3">
            <text:p>9,62E-02</text:p>
          </table:table-cell>
          <table:table-cell office:value-type="float" office:value="2.65983872561186E-2" table:style-name="ce3">
            <text:p>2,66E-02</text:p>
          </table:table-cell>
          <table:table-cell office:value-type="float" office:value="5.4757499851648399E-2" table:style-name="ce3">
            <text:p>5,48E-02</text:p>
          </table:table-cell>
          <table:table-cell office:value-type="float" office:value="2.7557915881842301" table:style-name="ce3">
            <text:p>2,76E+00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50" table:style-name="ce2">
            <text:p>50</text:p>
          </table:table-cell>
          <table:table-cell office:value-type="float" office:value="8.23225866500533E-8" table:style-name="ce3">
            <text:p>8,23E-08</text:p>
          </table:table-cell>
          <table:table-cell office:value-type="float" office:value="9.2177666240592492E-3" table:style-name="ce3">
            <text:p>9,22E-03</text:p>
          </table:table-cell>
          <table:table-cell office:value-type="float" office:value="1.18109018879574E-7" table:style-name="ce3">
            <text:p>1,18E-07</text:p>
          </table:table-cell>
          <table:table-cell office:value-type="float" office:value="6.5706895950709499E-2" table:style-name="ce3">
            <text:p>6,57E-02</text:p>
          </table:table-cell>
          <table:table-cell office:value-type="float" office:value="3.9152229973458898E-7" table:style-name="ce3">
            <text:p>3,92E-07</text:p>
          </table:table-cell>
          <table:table-cell office:value-type="float" office:value="3.5217463248927897E-2" table:style-name="ce3">
            <text:p>3,52E-02</text:p>
          </table:table-cell>
          <table:table-cell office:value-type="float" office:value="3.8683632787883599" table:style-name="ce3">
            <text:p>3,87E+00</text:p>
          </table:table-cell>
          <table:table-cell office:value-type="float" office:value="2.1961774812047401" table:style-name="ce3">
            <text:p>2,20E+00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8.23225866500533E-8" table:style-name="ce3">
            <text:p>8,23E-08</text:p>
          </table:table-cell>
          <table:table-cell office:value-type="float" office:value="1.18109018879574E-7" table:style-name="ce3">
            <text:p>1,18E-07</text:p>
          </table:table-cell>
          <table:table-cell office:value-type="float" office:value="3.9152229973458898E-7" table:style-name="ce3">
            <text:p>3,92E-07</text:p>
          </table:table-cell>
          <table:table-cell office:value-type="float" office:value="3.8683632787883599" table:style-name="ce3">
            <text:p>3,87E+00</text:p>
          </table:table-cell>
          <table:table-cell table:style-name="ce1"/>
          <table:table-cell office:value-type="float" office:value="50" table:style-name="ce2">
            <text:p>50</text:p>
          </table:table-cell>
          <table:table-cell office:value-type="float" office:value="9.2177666240592492E-3" table:style-name="ce3">
            <text:p>9,22E-03</text:p>
          </table:table-cell>
          <table:table-cell office:value-type="float" office:value="6.5706895950709499E-2" table:style-name="ce3">
            <text:p>6,57E-02</text:p>
          </table:table-cell>
          <table:table-cell office:value-type="float" office:value="3.5217463248927897E-2" table:style-name="ce3">
            <text:p>3,52E-02</text:p>
          </table:table-cell>
          <table:table-cell office:value-type="float" office:value="2.1961774812047401" table:style-name="ce3">
            <text:p>2,20E+00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100" table:style-name="ce2">
            <text:p>100</text:p>
          </table:table-cell>
          <table:table-cell office:value-type="float" office:value="4.1480021106001196E-6" table:style-name="ce3">
            <text:p>4,15E-06</text:p>
          </table:table-cell>
          <table:table-cell office:value-type="float" office:value="5.9628196473151896E-3" table:style-name="ce3">
            <text:p>5,96E-03</text:p>
          </table:table-cell>
          <table:table-cell office:value-type="float" office:value="2.5009950177667799E-5" table:style-name="ce3">
            <text:p>2,50E-05</text:p>
          </table:table-cell>
          <table:table-cell office:value-type="float" office:value="0.191411822538439" table:style-name="ce3">
            <text:p>1,91E-01</text:p>
          </table:table-cell>
          <table:table-cell office:value-type="float" office:value="6.70647852995765E-6" table:style-name="ce3">
            <text:p>6,71E-06</text:p>
          </table:table-cell>
          <table:table-cell office:value-type="float" office:value="4.9417050938169102E-2" table:style-name="ce3">
            <text:p>4,94E-02</text:p>
          </table:table-cell>
          <table:table-cell office:value-type="float" office:value="0.52177156726004403" table:style-name="ce3">
            <text:p>5,22E-01</text:p>
          </table:table-cell>
          <table:table-cell office:value-type="float" office:value="1.07321531567305" table:style-name="ce3">
            <text:p>1,07E+00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office:value-type="float" office:value="4.1480021106001196E-6" table:style-name="ce3">
            <text:p>4,15E-06</text:p>
          </table:table-cell>
          <table:table-cell office:value-type="float" office:value="2.5009950177667799E-5" table:style-name="ce3">
            <text:p>2,50E-05</text:p>
          </table:table-cell>
          <table:table-cell office:value-type="float" office:value="6.70647852995765E-6" table:style-name="ce3">
            <text:p>6,71E-06</text:p>
          </table:table-cell>
          <table:table-cell office:value-type="float" office:value="0.52177156726004403" table:style-name="ce3">
            <text:p>5,22E-01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5.9628196473151896E-3" table:style-name="ce3">
            <text:p>5,96E-03</text:p>
          </table:table-cell>
          <table:table-cell office:value-type="float" office:value="0.191411822538439" table:style-name="ce3">
            <text:p>1,91E-01</text:p>
          </table:table-cell>
          <table:table-cell office:value-type="float" office:value="4.9417050938169102E-2" table:style-name="ce3">
            <text:p>4,94E-02</text:p>
          </table:table-cell>
          <table:table-cell office:value-type="float" office:value="1.07321531567305" table:style-name="ce3">
            <text:p>1,07E+00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200" table:style-name="ce2">
            <text:p>200</text:p>
          </table:table-cell>
          <table:table-cell office:value-type="float" office:value="4.1754589446680598E-4" table:style-name="ce3">
            <text:p>4,18E-04</text:p>
          </table:table-cell>
          <table:table-cell office:value-type="float" office:value="1.53719345841261E-2" table:style-name="ce3">
            <text:p>1,54E-02</text:p>
          </table:table-cell>
          <table:table-cell office:value-type="float" office:value="9.6012540745732205E-4" table:style-name="ce3">
            <text:p>9,60E-04</text:p>
          </table:table-cell>
          <table:table-cell office:value-type="float" office:value="0.35818291918697298" table:style-name="ce3">
            <text:p>3,58E-01</text:p>
          </table:table-cell>
          <table:table-cell office:value-type="float" office:value="5.8922165522943095E-4" table:style-name="ce3">
            <text:p>5,89E-04</text:p>
          </table:table-cell>
          <table:table-cell office:value-type="float" office:value="7.27626855478712E-2" table:style-name="ce3">
            <text:p>7,28E-02</text:p>
          </table:table-cell>
          <table:table-cell office:value-type="float" office:value="5.5805748760374203E-2" table:style-name="ce3">
            <text:p>5,58E-02</text:p>
          </table:table-cell>
          <table:table-cell office:value-type="float" office:value="0.73003246851070502" table:style-name="ce3">
            <text:p>7,30E-01</text:p>
          </table:table-cell>
          <table:table-cell table:style-name="ce2"/>
          <table:table-cell office:value-type="float" office:value="200" table:style-name="ce2">
            <text:p>200</text:p>
          </table:table-cell>
          <table:table-cell office:value-type="float" office:value="4.1754589446680598E-4" table:style-name="ce3">
            <text:p>4,18E-04</text:p>
          </table:table-cell>
          <table:table-cell office:value-type="float" office:value="9.6012540745732205E-4" table:style-name="ce3">
            <text:p>9,60E-04</text:p>
          </table:table-cell>
          <table:table-cell office:value-type="float" office:value="5.8922165522943095E-4" table:style-name="ce3">
            <text:p>5,89E-04</text:p>
          </table:table-cell>
          <table:table-cell office:value-type="float" office:value="5.5805748760374203E-2" table:style-name="ce3">
            <text:p>5,58E-02</text:p>
          </table:table-cell>
          <table:table-cell table:style-name="ce1"/>
          <table:table-cell office:value-type="float" office:value="200" table:style-name="ce2">
            <text:p>200</text:p>
          </table:table-cell>
          <table:table-cell office:value-type="float" office:value="1.53719345841261E-2" table:style-name="ce3">
            <text:p>1,54E-02</text:p>
          </table:table-cell>
          <table:table-cell office:value-type="float" office:value="0.35818291918697298" table:style-name="ce3">
            <text:p>3,58E-01</text:p>
          </table:table-cell>
          <table:table-cell office:value-type="float" office:value="7.27626855478712E-2" table:style-name="ce3">
            <text:p>7,28E-02</text:p>
          </table:table-cell>
          <table:table-cell office:value-type="float" office:value="0.73003246851070502" table:style-name="ce3">
            <text:p>7,30E-01</text:p>
          </table:table-cell>
          <table:table-cell table:number-columns-repeated="16361"/>
        </table:table-row>
        <table:table-row table:style-name="ro1">
          <table:table-cell/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5" table:style-name="ce2"/>
          <table:table-cell table:number-columns-repeated="3" table:style-name="ce3"/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1"/>
        </table:table-row>
        <table:table-row table:style-name="ro1">
          <table:table-cell/>
          <table:table-cell table:style-name="ce10"/>
          <table:table-cell table:number-columns-repeated="18" table:style-name="ce2"/>
          <table:table-cell table:number-columns-repeated="16364" table:style-name="ce1"/>
        </table:table-row>
        <table:table-row table:number-rows-repeated="2" table:style-name="ro1">
          <table:table-cell/>
          <table:table-cell table:style-name="ce9"/>
          <table:table-cell table:style-name="ce5"/>
          <table:table-cell table:number-columns-repeated="8" table:style-name="ce6"/>
          <table:table-cell table:number-columns-repeated="9" table:style-name="ce2"/>
          <table:table-cell table:number-columns-repeated="16364" table:style-name="ce1"/>
        </table:table-row>
        <table:table-row table:style-name="ro1">
          <table:table-cell/>
          <table:table-cell office:value-type="string" table:number-columns-spanned="1" table:number-rows-spanned="6" table:style-name="ce11">
            <text:p>spea2</text:p>
          </table:table-cell>
          <table:table-cell office:value-type="string" table:number-columns-spanned="1" table:number-rows-spanned="2" table:style-name="ce12">
            <text:p>n_gen</text:p>
          </table:table-cell>
          <table:table-cell office:value-type="string" table:number-columns-spanned="2" table:number-rows-spanned="1" table:style-name="ce13">
            <text:p>zdt1</text:p>
          </table:table-cell>
          <table:covered-table-cell/>
          <table:table-cell office:value-type="string" table:number-columns-spanned="2" table:number-rows-spanned="1" table:style-name="ce13">
            <text:p>zdt2</text:p>
          </table:table-cell>
          <table:covered-table-cell/>
          <table:table-cell office:value-type="string" table:number-columns-spanned="2" table:number-rows-spanned="1" table:style-name="ce13">
            <text:p>zdt3</text:p>
          </table:table-cell>
          <table:covered-table-cell/>
          <table:table-cell office:value-type="string" table:number-columns-spanned="2" table:number-rows-spanned="1" table:style-name="ce13">
            <text:p>zdt4</text:p>
          </table:table-cell>
          <table:covered-table-cell/>
          <table:table-cell table:style-name="ce2"/>
          <table:table-cell table:style-name="ce7"/>
          <table:table-cell table:number-columns-repeated="8" table:style-name="ce6"/>
          <table:table-cell table:number-columns-repeated="16363" table:style-name="ce1"/>
        </table:table-row>
        <table:table-row table:style-name="ro1">
          <table:table-cell/>
          <table:covered-table-cell/>
          <table:covered-table-cell/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table:style-name="ce2"/>
          <table:table-cell table:style-name="ce7"/>
          <table:table-cell office:value-type="string" table:style-name="ce2">
            <text:p>ZDT1</text:p>
          </table:table-cell>
          <table:table-cell office:value-type="string" table:style-name="ce2">
            <text:p>ZDT2</text:p>
          </table:table-cell>
          <table:table-cell office:value-type="string" table:style-name="ce2">
            <text:p>ZDT3</text:p>
          </table:table-cell>
          <table:table-cell office:value-type="string" table:style-name="ce2">
            <text:p>ZDT4</text:p>
          </table:table-cell>
          <table:table-cell table:number-columns-repeated="2" table:style-name="ce1"/>
          <table:table-cell office:value-type="string" table:style-name="ce2">
            <text:p>ZDT1</text:p>
          </table:table-cell>
          <table:table-cell office:value-type="string" table:style-name="ce2">
            <text:p>ZDT2</text:p>
          </table:table-cell>
          <table:table-cell office:value-type="string" table:style-name="ce2">
            <text:p>ZDT3</text:p>
          </table:table-cell>
          <table:table-cell office:value-type="string" table:style-name="ce2">
            <text:p>ZDT4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20" table:style-name="ce2">
            <text:p>20</text:p>
          </table:table-cell>
          <table:table-cell office:value-type="float" office:value="4.5871743293835402E-6" table:style-name="ce3">
            <text:p>4,59E-06</text:p>
          </table:table-cell>
          <table:table-cell office:value-type="float" office:value="1.90059934108904E-2" table:style-name="ce3">
            <text:p>1,90E-02</text:p>
          </table:table-cell>
          <table:table-cell office:value-type="float" office:value="2.51622017957922E-6" table:style-name="ce3">
            <text:p>2,52E-06</text:p>
          </table:table-cell>
          <table:table-cell office:value-type="float" office:value="0.20035572939577501" table:style-name="ce3">
            <text:p>2,00E-01</text:p>
          </table:table-cell>
          <table:table-cell office:value-type="float" office:value="3.1755706306153399E-5" table:style-name="ce3">
            <text:p>3,18E-05</text:p>
          </table:table-cell>
          <table:table-cell office:value-type="float" office:value="8.6137480459820198E-2" table:style-name="ce3">
            <text:p>8,61E-02</text:p>
          </table:table-cell>
          <table:table-cell office:value-type="float" office:value="5.17154743778609E-2" table:style-name="ce3">
            <text:p>5,17E-02</text:p>
          </table:table-cell>
          <table:table-cell office:value-type="float" office:value="0.13093131503194" table:style-name="ce3">
            <text:p>1,31E-01</text:p>
          </table:table-cell>
          <table:table-cell table:style-name="ce2"/>
          <table:table-cell office:value-type="float" office:value="20" table:style-name="ce2">
            <text:p>20</text:p>
          </table:table-cell>
          <table:table-cell office:value-type="float" office:value="4.5871743293835402E-6" table:style-name="ce3">
            <text:p>4,59E-06</text:p>
          </table:table-cell>
          <table:table-cell office:value-type="float" office:value="2.51622017957922E-6" table:style-name="ce3">
            <text:p>2,52E-06</text:p>
          </table:table-cell>
          <table:table-cell office:value-type="float" office:value="3.1755706306153399E-5" table:style-name="ce3">
            <text:p>3,18E-05</text:p>
          </table:table-cell>
          <table:table-cell office:value-type="float" office:value="5.17154743778609E-2" table:style-name="ce3">
            <text:p>5,17E-02</text:p>
          </table:table-cell>
          <table:table-cell table:style-name="ce1"/>
          <table:table-cell office:value-type="float" office:value="20" table:style-name="ce2">
            <text:p>20</text:p>
          </table:table-cell>
          <table:table-cell office:value-type="float" office:value="1.90059934108904E-2" table:style-name="ce3">
            <text:p>1,90E-02</text:p>
          </table:table-cell>
          <table:table-cell office:value-type="float" office:value="0.20035572939577501" table:style-name="ce3">
            <text:p>2,00E-01</text:p>
          </table:table-cell>
          <table:table-cell office:value-type="float" office:value="8.6137480459820198E-2" table:style-name="ce3">
            <text:p>8,61E-02</text:p>
          </table:table-cell>
          <table:table-cell office:value-type="float" office:value="0.13093131503194" table:style-name="ce3">
            <text:p>1,31E-01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50" table:style-name="ce2">
            <text:p>50</text:p>
          </table:table-cell>
          <table:table-cell office:value-type="float" office:value="1.69910944117565E-5" table:style-name="ce3">
            <text:p>1,70E-05</text:p>
          </table:table-cell>
          <table:table-cell office:value-type="float" office:value="1.3766414165059301E-2" table:style-name="ce3">
            <text:p>1,38E-02</text:p>
          </table:table-cell>
          <table:table-cell office:value-type="float" office:value="1.7052884364293999E-4" table:style-name="ce3">
            <text:p>1,71E-04</text:p>
          </table:table-cell>
          <table:table-cell office:value-type="float" office:value="6.7575552634968006E-2" table:style-name="ce3">
            <text:p>6,76E-02</text:p>
          </table:table-cell>
          <table:table-cell office:value-type="float" office:value="5.5416401391510002E-5" table:style-name="ce3">
            <text:p>5,54E-05</text:p>
          </table:table-cell>
          <table:table-cell office:value-type="float" office:value="9.5753600621092307E-3" table:style-name="ce3">
            <text:p>9,58E-03</text:p>
          </table:table-cell>
          <table:table-cell office:value-type="float" office:value="0.20430607316294599" table:style-name="ce3">
            <text:p>2,04E-01</text:p>
          </table:table-cell>
          <table:table-cell office:value-type="float" office:value="0.60174309942082704" table:style-name="ce3">
            <text:p>6,02E-01</text:p>
          </table:table-cell>
          <table:table-cell table:style-name="ce2"/>
          <table:table-cell office:value-type="float" office:value="50" table:style-name="ce2">
            <text:p>50</text:p>
          </table:table-cell>
          <table:table-cell office:value-type="float" office:value="1.69910944117565E-5" table:style-name="ce3">
            <text:p>1,70E-05</text:p>
          </table:table-cell>
          <table:table-cell office:value-type="float" office:value="1.7052884364293999E-4" table:style-name="ce3">
            <text:p>1,71E-04</text:p>
          </table:table-cell>
          <table:table-cell office:value-type="float" office:value="5.5416401391510002E-5" table:style-name="ce3">
            <text:p>5,54E-05</text:p>
          </table:table-cell>
          <table:table-cell office:value-type="float" office:value="0.20430607316294599" table:style-name="ce3">
            <text:p>2,04E-01</text:p>
          </table:table-cell>
          <table:table-cell table:style-name="ce1"/>
          <table:table-cell office:value-type="float" office:value="50" table:style-name="ce2">
            <text:p>50</text:p>
          </table:table-cell>
          <table:table-cell office:value-type="float" office:value="1.3766414165059301E-2" table:style-name="ce3">
            <text:p>1,38E-02</text:p>
          </table:table-cell>
          <table:table-cell office:value-type="float" office:value="6.7575552634968006E-2" table:style-name="ce3">
            <text:p>6,76E-02</text:p>
          </table:table-cell>
          <table:table-cell office:value-type="float" office:value="9.5753600621092307E-3" table:style-name="ce3">
            <text:p>9,58E-03</text:p>
          </table:table-cell>
          <table:table-cell office:value-type="float" office:value="0.60174309942082704" table:style-name="ce3">
            <text:p>6,02E-01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100" table:style-name="ce2">
            <text:p>100</text:p>
          </table:table-cell>
          <table:table-cell office:value-type="float" office:value="1.01697588086027E-2" table:style-name="ce3">
            <text:p>1,02E-02</text:p>
          </table:table-cell>
          <table:table-cell office:value-type="float" office:value="9.8833284015526993E-3" table:style-name="ce3">
            <text:p>9,88E-03</text:p>
          </table:table-cell>
          <table:table-cell office:value-type="float" office:value="1.3963077342716401E-3" table:style-name="ce3">
            <text:p>1,40E-03</text:p>
          </table:table-cell>
          <table:table-cell office:value-type="float" office:value="0.62299665538823101" table:style-name="ce3">
            <text:p>6,23E-01</text:p>
          </table:table-cell>
          <table:table-cell office:value-type="float" office:value="9.4636974663882896E-4" table:style-name="ce3">
            <text:p>9,46E-04</text:p>
          </table:table-cell>
          <table:table-cell office:value-type="float" office:value="1.12365034115135E-2" table:style-name="ce3">
            <text:p>1,12E-02</text:p>
          </table:table-cell>
          <table:table-cell office:value-type="float" office:value="5.96462304385625E-2" table:style-name="ce3">
            <text:p>5,96E-02</text:p>
          </table:table-cell>
          <table:table-cell office:value-type="float" office:value="0.48386041391934898" table:style-name="ce3">
            <text:p>4,84E-01</text:p>
          </table:table-cell>
          <table:table-cell table:style-name="ce2"/>
          <table:table-cell office:value-type="float" office:value="100" table:style-name="ce2">
            <text:p>100</text:p>
          </table:table-cell>
          <table:table-cell office:value-type="float" office:value="1.01697588086027E-2" table:style-name="ce3">
            <text:p>1,02E-02</text:p>
          </table:table-cell>
          <table:table-cell office:value-type="float" office:value="1.3963077342716401E-3" table:style-name="ce3">
            <text:p>1,40E-03</text:p>
          </table:table-cell>
          <table:table-cell office:value-type="float" office:value="9.4636974663882896E-4" table:style-name="ce3">
            <text:p>9,46E-04</text:p>
          </table:table-cell>
          <table:table-cell office:value-type="float" office:value="5.96462304385625E-2" table:style-name="ce3">
            <text:p>5,96E-02</text:p>
          </table:table-cell>
          <table:table-cell table:style-name="ce1"/>
          <table:table-cell office:value-type="float" office:value="100" table:style-name="ce2">
            <text:p>100</text:p>
          </table:table-cell>
          <table:table-cell office:value-type="float" office:value="9.8833284015526993E-3" table:style-name="ce3">
            <text:p>9,88E-03</text:p>
          </table:table-cell>
          <table:table-cell office:value-type="float" office:value="0.62299665538823101" table:style-name="ce3">
            <text:p>6,23E-01</text:p>
          </table:table-cell>
          <table:table-cell office:value-type="float" office:value="1.12365034115135E-2" table:style-name="ce3">
            <text:p>1,12E-02</text:p>
          </table:table-cell>
          <table:table-cell office:value-type="float" office:value="0.48386041391934898" table:style-name="ce3">
            <text:p>4,84E-01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200" table:style-name="ce2">
            <text:p>200</text:p>
          </table:table-cell>
          <table:table-cell office:value-type="float" office:value="2.04905630571128E-2" table:style-name="ce3">
            <text:p>2,05E-02</text:p>
          </table:table-cell>
          <table:table-cell office:value-type="float" office:value="7.8453575530697095E-2" table:style-name="ce3">
            <text:p>7,85E-02</text:p>
          </table:table-cell>
          <table:table-cell office:value-type="float" office:value="0.76981235413288496" table:style-name="ce3">
            <text:p>7,70E-01</text:p>
          </table:table-cell>
          <table:table-cell office:value-type="float" office:value="0.40328362294290598" table:style-name="ce3">
            <text:p>4,03E-01</text:p>
          </table:table-cell>
          <table:table-cell office:value-type="float" office:value="2.7346281264346201E-2" table:style-name="ce3">
            <text:p>2,73E-02</text:p>
          </table:table-cell>
          <table:table-cell office:value-type="float" office:value="7.4048843325352304E-2" table:style-name="ce3">
            <text:p>7,40E-02</text:p>
          </table:table-cell>
          <table:table-cell office:value-type="float" office:value="382.450145970949" table:style-name="ce3">
            <text:p>3,82E+02</text:p>
          </table:table-cell>
          <table:table-cell office:value-type="float" office:value="2.1165179402533099" table:style-name="ce3">
            <text:p>2,12E+00</text:p>
          </table:table-cell>
          <table:table-cell table:style-name="ce2"/>
          <table:table-cell office:value-type="float" office:value="200" table:style-name="ce2">
            <text:p>200</text:p>
          </table:table-cell>
          <table:table-cell office:value-type="float" office:value="2.04905630571128E-2" table:style-name="ce3">
            <text:p>2,05E-02</text:p>
          </table:table-cell>
          <table:table-cell office:value-type="float" office:value="0.76981235413288496" table:style-name="ce3">
            <text:p>7,70E-01</text:p>
          </table:table-cell>
          <table:table-cell office:value-type="float" office:value="2.7346281264346201E-2" table:style-name="ce3">
            <text:p>2,73E-02</text:p>
          </table:table-cell>
          <table:table-cell office:value-type="float" office:value="382.450145970949" table:style-name="ce3">
            <text:p>3,82E+02</text:p>
          </table:table-cell>
          <table:table-cell table:style-name="ce1"/>
          <table:table-cell office:value-type="float" office:value="200" table:style-name="ce2">
            <text:p>200</text:p>
          </table:table-cell>
          <table:table-cell office:value-type="float" office:value="7.8453575530697095E-2" table:style-name="ce3">
            <text:p>7,85E-02</text:p>
          </table:table-cell>
          <table:table-cell office:value-type="float" office:value="0.40328362294290598" table:style-name="ce3">
            <text:p>4,03E-01</text:p>
          </table:table-cell>
          <table:table-cell office:value-type="float" office:value="7.4048843325352304E-2" table:style-name="ce3">
            <text:p>7,40E-02</text:p>
          </table:table-cell>
          <table:table-cell office:value-type="float" office:value="2.1165179402533099" table:style-name="ce3">
            <text:p>2,12E+00</text:p>
          </table:table-cell>
          <table:table-cell table:number-columns-repeated="16361"/>
        </table:table-row>
        <table:table-row table:style-name="ro1">
          <table:table-cell/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table:number-columns-repeated="7" table:style-name="ce2"/>
          <table:table-cell table:number-columns-repeated="2" table:style-name="ce3"/>
          <table:table-cell table:number-columns-repeated="2" table:style-name="ce2"/>
          <table:table-cell table:style-name="ce1"/>
          <table:table-cell table:number-columns-repeated="3" table:style-name="ce2"/>
          <table:table-cell table:style-name="ce1"/>
          <table:table-cell table:style-name="ce2"/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6" draw:style-name="a6" draw:name="Chart 1" svg:x="0.5in" svg:y="0.01042in" svg:width="5in" svg:height="3in" style:rel-width="scale" style:rel-height="scale">
              <draw:object xlink:href="Object 7/" xlink:type="simple" xlink:show="embed" xlink:actuate="onLoad"/>
              <svg:title/>
              <svg:desc/>
            </draw:frame>
          </table:table-cell>
          <table:table-cell table:number-columns-repeated="8"/>
          <table:table-cell table:style-name="ce1">
            <draw:frame draw:z-index="2" draw:id="id7" draw:style-name="a7" draw:name="Chart 2" svg:x="0in" svg:y="0.04167in" svg:width="5in" svg:height="3in" style:rel-width="scale" style:rel-height="scale">
              <draw:object xlink:href="Object 8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style-name="ce1">
            <draw:frame draw:z-index="3" draw:id="id8" draw:style-name="a8" draw:name="Chart 3" svg:x="0.625in" svg:y="0.125in" svg:width="5in" svg:height="3in" style:rel-width="scale" style:rel-height="scale">
              <draw:object xlink:href="Object 9/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1">
            <draw:frame draw:z-index="4" draw:id="id9" draw:style-name="a9" draw:name="Chart 4" svg:x="0.63542in" svg:y="0.15625in" svg:width="5in" svg:height="3in" style:rel-width="scale" style:rel-height="scale">
              <draw:object xlink:href="Object 10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/>
          <table:table-cell table:style-name="ce1">
            <draw:frame draw:z-index="5" draw:id="id10" draw:style-name="a10" draw:name="Chart 5" svg:x="0in" svg:y="0.03125in" svg:width="5in" svg:height="3in" style:rel-width="scale" style:rel-height="scale">
              <draw:object xlink:href="Object 11/" xlink:type="simple" xlink:show="embed" xlink:actuate="onLoad"/>
              <svg:title/>
              <svg:desc/>
            </draw:frame>
          </table:table-cell>
          <table:table-cell table:number-columns-repeated="7"/>
          <table:table-cell table:style-name="ce1">
            <draw:frame draw:z-index="6" draw:id="id11" draw:style-name="a11" draw:name="Chart 6" svg:x="0in" svg:y="0.05208in" svg:width="5in" svg:height="3in" style:rel-width="scale" style:rel-height="scale">
              <draw:object xlink:href="Object 12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1048514" table:style-name="ro1">
          <table:table-cell table:number-columns-repeated="16384"/>
        </table:table-row>
      </table:table>
      <table:table table:name="probability" table:style-name="ta1">
        <table:table-column table:style-name="co1" table:number-columns-repeated="16384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11" table:style-name="ce1"/>
          <table:table-cell office:value-type="string" table:number-columns-spanned="5" table:number-rows-spanned="1" table:style-name="ce14">
            <text:p>MSE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14">
            <text:p>IGD</text:p>
          </table:table-cell>
          <table:covered-table-cell table:number-columns-repeated="4"/>
          <table:table-cell table:number-columns-repeated="16361"/>
        </table:table-row>
        <table:table-row table:style-name="ro1">
          <table:table-cell/>
          <table:table-cell office:value-type="string" table:number-columns-spanned="1" table:number-rows-spanned="5" table:style-name="ce11">
            <text:p>nsga2</text:p>
          </table:table-cell>
          <table:table-cell office:value-type="string" table:number-columns-spanned="1" table:number-rows-spanned="2" table:style-name="ce12">
            <text:p>prob</text:p>
          </table:table-cell>
          <table:table-cell office:value-type="string" table:number-columns-spanned="2" table:number-rows-spanned="1" table:style-name="ce13">
            <text:p>zdt1</text:p>
          </table:table-cell>
          <table:covered-table-cell/>
          <table:table-cell office:value-type="string" table:number-columns-spanned="2" table:number-rows-spanned="1" table:style-name="ce13">
            <text:p>zdt2</text:p>
          </table:table-cell>
          <table:covered-table-cell/>
          <table:table-cell office:value-type="string" table:number-columns-spanned="2" table:number-rows-spanned="1" table:style-name="ce13">
            <text:p>zdt3</text:p>
          </table:table-cell>
          <table:covered-table-cell/>
          <table:table-cell office:value-type="string" table:number-columns-spanned="2" table:number-rows-spanned="1" table:style-name="ce13">
            <text:p>zdt4</text:p>
          </table:table-cell>
          <table:covered-table-cell/>
          <table:table-cell table:style-name="ce8"/>
          <table:table-cell table:style-name="ce7"/>
          <table:table-cell table:number-columns-repeated="8" table:style-name="ce6"/>
          <table:table-cell table:number-columns-repeated="16363" table:style-name="ce1"/>
        </table:table-row>
        <table:table-row table:style-name="ro1">
          <table:table-cell/>
          <table:covered-table-cell/>
          <table:covered-table-cell/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table:style-name="ce2"/>
          <table:table-cell table:style-name="ce7"/>
          <table:table-cell office:value-type="string" table:style-name="ce2">
            <text:p>ZDT1</text:p>
          </table:table-cell>
          <table:table-cell office:value-type="string" table:style-name="ce2">
            <text:p>ZDT2</text:p>
          </table:table-cell>
          <table:table-cell office:value-type="string" table:style-name="ce2">
            <text:p>ZDT3</text:p>
          </table:table-cell>
          <table:table-cell office:value-type="string" table:style-name="ce2">
            <text:p>ZDT4</text:p>
          </table:table-cell>
          <table:table-cell table:number-columns-repeated="2" table:style-name="ce1"/>
          <table:table-cell office:value-type="string" table:style-name="ce2">
            <text:p>ZDT1</text:p>
          </table:table-cell>
          <table:table-cell office:value-type="string" table:style-name="ce2">
            <text:p>ZDT2</text:p>
          </table:table-cell>
          <table:table-cell office:value-type="string" table:style-name="ce2">
            <text:p>ZDT3</text:p>
          </table:table-cell>
          <table:table-cell office:value-type="string" table:style-name="ce2">
            <text:p>ZDT4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0.2" table:style-name="ce2">
            <text:p>0,2</text:p>
          </table:table-cell>
          <table:table-cell office:value-type="float" office:value="1.4334171768379801E-4" table:style-name="ce3">
            <text:p>1,43E-04</text:p>
          </table:table-cell>
          <table:table-cell office:value-type="float" office:value="2.2109664903593E-2" table:style-name="ce3">
            <text:p>2,21E-02</text:p>
          </table:table-cell>
          <table:table-cell office:value-type="float" office:value="1.4141699781856199E-4" table:style-name="ce3">
            <text:p>1,41E-04</text:p>
          </table:table-cell>
          <table:table-cell office:value-type="float" office:value="2.13816658995785E-2" table:style-name="ce3">
            <text:p>2,14E-02</text:p>
          </table:table-cell>
          <table:table-cell office:value-type="float" office:value="1.3985307763305301E-3" table:style-name="ce3">
            <text:p>1,40E-03</text:p>
          </table:table-cell>
          <table:table-cell office:value-type="float" office:value="2.6563817493937599E-2" table:style-name="ce3">
            <text:p>2,66E-02</text:p>
          </table:table-cell>
          <table:table-cell office:value-type="float" office:value="10.879345765945301" table:style-name="ce3">
            <text:p>1,09E+01</text:p>
          </table:table-cell>
          <table:table-cell office:value-type="float" office:value="2.5271477531241699" table:style-name="ce3">
            <text:p>2,53E+00</text:p>
          </table:table-cell>
          <table:table-cell table:style-name="ce2"/>
          <table:table-cell office:value-type="float" office:value="0.2" table:style-name="ce2">
            <text:p>0,2</text:p>
          </table:table-cell>
          <table:table-cell office:value-type="float" office:value="1.4334171768379801E-4" table:style-name="ce3">
            <text:p>1,43E-04</text:p>
          </table:table-cell>
          <table:table-cell office:value-type="float" office:value="1.4141699781856199E-4" table:style-name="ce3">
            <text:p>1,41E-04</text:p>
          </table:table-cell>
          <table:table-cell office:value-type="float" office:value="1.3985307763305301E-3" table:style-name="ce3">
            <text:p>1,40E-03</text:p>
          </table:table-cell>
          <table:table-cell office:value-type="float" office:value="10.879345765945301" table:style-name="ce2">
            <text:p>10,87934577</text:p>
          </table:table-cell>
          <table:table-cell table:style-name="ce1"/>
          <table:table-cell office:value-type="float" office:value="0.2" table:style-name="ce2">
            <text:p>0,2</text:p>
          </table:table-cell>
          <table:table-cell office:value-type="float" office:value="2.2109664903593E-2" table:style-name="ce3">
            <text:p>2,21E-02</text:p>
          </table:table-cell>
          <table:table-cell office:value-type="float" office:value="2.13816658995785E-2" table:style-name="ce2">
            <text:p>0,021381666</text:p>
          </table:table-cell>
          <table:table-cell office:value-type="float" office:value="2.6563817493937599E-2" table:style-name="ce3">
            <text:p>2,66E-02</text:p>
          </table:table-cell>
          <table:table-cell office:value-type="float" office:value="2.5271477531241699" table:style-name="ce3">
            <text:p>2,53E+00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0.5" table:style-name="ce2">
            <text:p>0,5</text:p>
          </table:table-cell>
          <table:table-cell office:value-type="float" office:value="2.0960533976422498E-2" table:style-name="ce3">
            <text:p>2,10E-02</text:p>
          </table:table-cell>
          <table:table-cell office:value-type="float" office:value="9.3293080260789404E-2" table:style-name="ce3">
            <text:p>9,33E-02</text:p>
          </table:table-cell>
          <table:table-cell office:value-type="float" office:value="4.2959086554556103E-2" table:style-name="ce3">
            <text:p>4,30E-02</text:p>
          </table:table-cell>
          <table:table-cell office:value-type="float" office:value="0.12576766469779199" table:style-name="ce3">
            <text:p>1,26E-01</text:p>
          </table:table-cell>
          <table:table-cell office:value-type="float" office:value="3.5880474865387701E-2" table:style-name="ce3">
            <text:p>3,59E-02</text:p>
          </table:table-cell>
          <table:table-cell office:value-type="float" office:value="8.4049291161520101E-2" table:style-name="ce3">
            <text:p>8,40E-02</text:p>
          </table:table-cell>
          <table:table-cell office:value-type="float" office:value="4.0972128179454899" table:style-name="ce3">
            <text:p>4,10E+00</text:p>
          </table:table-cell>
          <table:table-cell office:value-type="float" office:value="1.4353932355119099" table:style-name="ce3">
            <text:p>1,44E+00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float" office:value="2.0960533976422498E-2" table:style-name="ce3">
            <text:p>2,10E-02</text:p>
          </table:table-cell>
          <table:table-cell office:value-type="float" office:value="4.2959086554556103E-2" table:style-name="ce3">
            <text:p>4,30E-02</text:p>
          </table:table-cell>
          <table:table-cell office:value-type="float" office:value="3.5880474865387701E-2" table:style-name="ce3">
            <text:p>3,59E-02</text:p>
          </table:table-cell>
          <table:table-cell office:value-type="float" office:value="4.0972128179454899" table:style-name="ce2">
            <text:p>4,097212818</text:p>
          </table:table-cell>
          <table:table-cell table:style-name="ce1"/>
          <table:table-cell office:value-type="float" office:value="0.5" table:style-name="ce2">
            <text:p>0,5</text:p>
          </table:table-cell>
          <table:table-cell office:value-type="float" office:value="9.3293080260789404E-2" table:style-name="ce3">
            <text:p>9,33E-02</text:p>
          </table:table-cell>
          <table:table-cell office:value-type="float" office:value="0.12576766469779199" table:style-name="ce2">
            <text:p>0,125767665</text:p>
          </table:table-cell>
          <table:table-cell office:value-type="float" office:value="8.4049291161520101E-2" table:style-name="ce3">
            <text:p>8,40E-02</text:p>
          </table:table-cell>
          <table:table-cell office:value-type="float" office:value="1.4353932355119099" table:style-name="ce3">
            <text:p>1,44E+00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1" table:style-name="ce2">
            <text:p>1</text:p>
          </table:table-cell>
          <table:table-cell office:value-type="float" office:value="0.120444111390199" table:style-name="ce3">
            <text:p>1,20E-01</text:p>
          </table:table-cell>
          <table:table-cell office:value-type="float" office:value="0.22436277157728099" table:style-name="ce3">
            <text:p>2,24E-01</text:p>
          </table:table-cell>
          <table:table-cell office:value-type="float" office:value="0.30891570619506098" table:style-name="ce3">
            <text:p>3,09E-01</text:p>
          </table:table-cell>
          <table:table-cell office:value-type="float" office:value="0.37299964564783999" table:style-name="ce3">
            <text:p>3,73E-01</text:p>
          </table:table-cell>
          <table:table-cell office:value-type="float" office:value="0.17682018120366599" table:style-name="ce3">
            <text:p>1,77E-01</text:p>
          </table:table-cell>
          <table:table-cell office:value-type="float" office:value="0.18927095120611601" table:style-name="ce3">
            <text:p>1,89E-01</text:p>
          </table:table-cell>
          <table:table-cell office:value-type="float" office:value="23.4028274246288" table:style-name="ce3">
            <text:p>2,34E+01</text:p>
          </table:table-cell>
          <table:table-cell office:value-type="float" office:value="4.2675390628053602" table:style-name="ce3">
            <text:p>4,27E+0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120444111390199" table:style-name="ce3">
            <text:p>1,20E-01</text:p>
          </table:table-cell>
          <table:table-cell office:value-type="float" office:value="0.30891570619506098" table:style-name="ce3">
            <text:p>3,09E-01</text:p>
          </table:table-cell>
          <table:table-cell office:value-type="float" office:value="0.17682018120366599" table:style-name="ce3">
            <text:p>1,77E-01</text:p>
          </table:table-cell>
          <table:table-cell office:value-type="float" office:value="23.4028274246288" table:style-name="ce2">
            <text:p>23,40282742</text:p>
          </table:table-cell>
          <table:table-cell table:style-name="ce1"/>
          <table:table-cell office:value-type="float" office:value="1" table:style-name="ce2">
            <text:p>1</text:p>
          </table:table-cell>
          <table:table-cell office:value-type="float" office:value="0.22436277157728099" table:style-name="ce3">
            <text:p>2,24E-01</text:p>
          </table:table-cell>
          <table:table-cell office:value-type="float" office:value="0.37299964564783999" table:style-name="ce2">
            <text:p>0,372999646</text:p>
          </table:table-cell>
          <table:table-cell office:value-type="float" office:value="0.18927095120611601" table:style-name="ce3">
            <text:p>1,89E-01</text:p>
          </table:table-cell>
          <table:table-cell office:value-type="float" office:value="4.2675390628053602" table:style-name="ce3">
            <text:p>4,27E+00</text:p>
          </table:table-cell>
          <table:table-cell table:number-columns-repeated="16361"/>
        </table:table-row>
        <table:table-row table:style-name="ro1">
          <table:table-cell/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table:number-columns-repeated="7" table:style-name="ce2"/>
          <table:table-cell table:number-columns-repeated="2" table:style-name="ce3"/>
          <table:table-cell table:number-columns-repeated="2" table:style-name="ce2"/>
          <table:table-cell table:style-name="ce1"/>
          <table:table-cell table:style-name="ce2"/>
          <table:table-cell table:number-columns-repeated="4" table:style-name="ce3"/>
          <table:table-cell table:number-columns-repeated="16361"/>
        </table:table-row>
        <table:table-row table:style-name="ro1">
          <table:table-cell/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table:number-columns-repeated="7" table:style-name="ce2"/>
          <table:table-cell table:number-columns-repeated="2" table:style-name="ce3"/>
          <table:table-cell table:number-columns-repeated="2" table:style-name="ce2"/>
          <table:table-cell table:style-name="ce1"/>
          <table:table-cell table:number-columns-repeated="3" table:style-name="ce2"/>
          <table:table-cell table:style-name="ce1"/>
          <table:table-cell table:style-name="ce2"/>
          <table:table-cell table:number-columns-repeated="16361"/>
        </table:table-row>
        <table:table-row table:style-name="ro1">
          <table:table-cell/>
          <table:table-cell table:style-name="ce10"/>
          <table:table-cell table:number-columns-repeated="10" table:style-name="ce2"/>
          <table:table-cell table:number-columns-repeated="16372" table:style-name="ce1"/>
        </table:table-row>
        <table:table-row table:style-name="ro1">
          <table:table-cell/>
          <table:table-cell table:style-name="ce10"/>
          <table:table-cell table:number-columns-repeated="18" table:style-name="ce2"/>
          <table:table-cell table:number-columns-repeated="16364" table:style-name="ce1"/>
        </table:table-row>
        <table:table-row table:style-name="ro1">
          <table:table-cell/>
          <table:table-cell table:style-name="ce9"/>
          <table:table-cell table:style-name="ce5"/>
          <table:table-cell table:number-columns-repeated="8" table:style-name="ce6"/>
          <table:table-cell table:number-columns-repeated="9" table:style-name="ce2"/>
          <table:table-cell table:number-columns-repeated="16364" table:style-name="ce1"/>
        </table:table-row>
        <table:table-row table:style-name="ro1">
          <table:table-cell/>
          <table:table-cell office:value-type="string" table:number-columns-spanned="1" table:number-rows-spanned="5" table:style-name="ce11">
            <text:p>ibea</text:p>
          </table:table-cell>
          <table:table-cell office:value-type="string" table:number-columns-spanned="1" table:number-rows-spanned="2" table:style-name="ce12">
            <text:p>prob</text:p>
          </table:table-cell>
          <table:table-cell office:value-type="string" table:number-columns-spanned="2" table:number-rows-spanned="1" table:style-name="ce13">
            <text:p>zdt1</text:p>
          </table:table-cell>
          <table:covered-table-cell/>
          <table:table-cell office:value-type="string" table:number-columns-spanned="2" table:number-rows-spanned="1" table:style-name="ce13">
            <text:p>zdt2</text:p>
          </table:table-cell>
          <table:covered-table-cell/>
          <table:table-cell office:value-type="string" table:number-columns-spanned="2" table:number-rows-spanned="1" table:style-name="ce13">
            <text:p>zdt3</text:p>
          </table:table-cell>
          <table:covered-table-cell/>
          <table:table-cell office:value-type="string" table:number-columns-spanned="2" table:number-rows-spanned="1" table:style-name="ce13">
            <text:p>zdt4</text:p>
          </table:table-cell>
          <table:covered-table-cell/>
          <table:table-cell table:style-name="ce2"/>
          <table:table-cell table:style-name="ce7"/>
          <table:table-cell table:number-columns-repeated="8" table:style-name="ce6"/>
          <table:table-cell table:number-columns-repeated="16363" table:style-name="ce1"/>
        </table:table-row>
        <table:table-row table:style-name="ro1">
          <table:table-cell/>
          <table:covered-table-cell/>
          <table:covered-table-cell/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table:style-name="ce2"/>
          <table:table-cell table:style-name="ce7"/>
          <table:table-cell office:value-type="string" table:style-name="ce2">
            <text:p>ZDT1</text:p>
          </table:table-cell>
          <table:table-cell office:value-type="string" table:style-name="ce2">
            <text:p>ZDT2</text:p>
          </table:table-cell>
          <table:table-cell office:value-type="string" table:style-name="ce2">
            <text:p>ZDT3</text:p>
          </table:table-cell>
          <table:table-cell office:value-type="string" table:style-name="ce2">
            <text:p>ZDT4</text:p>
          </table:table-cell>
          <table:table-cell table:number-columns-repeated="2" table:style-name="ce1"/>
          <table:table-cell office:value-type="string" table:style-name="ce2">
            <text:p>ZDT1</text:p>
          </table:table-cell>
          <table:table-cell office:value-type="string" table:style-name="ce2">
            <text:p>ZDT2</text:p>
          </table:table-cell>
          <table:table-cell office:value-type="string" table:style-name="ce2">
            <text:p>ZDT3</text:p>
          </table:table-cell>
          <table:table-cell office:value-type="string" table:style-name="ce2">
            <text:p>ZDT4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0.2" table:style-name="ce2">
            <text:p>0,2</text:p>
          </table:table-cell>
          <table:table-cell office:value-type="float" office:value="5.6872684609243795E-4" table:style-name="ce3">
            <text:p>5,69E-04</text:p>
          </table:table-cell>
          <table:table-cell office:value-type="float" office:value="2.0958222128543601E-2" table:style-name="ce3">
            <text:p>2,10E-02</text:p>
          </table:table-cell>
          <table:table-cell office:value-type="float" office:value="4.4318241675998399E-5" table:style-name="ce3">
            <text:p>4,43E-05</text:p>
          </table:table-cell>
          <table:table-cell office:value-type="float" office:value="2.4132964971902399E-2" table:style-name="ce3">
            <text:p>2,41E-02</text:p>
          </table:table-cell>
          <table:table-cell office:value-type="float" office:value="5.4866784898493903E-5" table:style-name="ce3">
            <text:p>5,49E-05</text:p>
          </table:table-cell>
          <table:table-cell office:value-type="float" office:value="4.9540017692184697E-2" table:style-name="ce3">
            <text:p>4,95E-02</text:p>
          </table:table-cell>
          <table:table-cell office:value-type="float" office:value="19.754727113869201" table:style-name="ce3">
            <text:p>1,98E+01</text:p>
          </table:table-cell>
          <table:table-cell office:value-type="float" office:value="4.5225763902694096" table:style-name="ce3">
            <text:p>4,52E+00</text:p>
          </table:table-cell>
          <table:table-cell table:style-name="ce2"/>
          <table:table-cell office:value-type="float" office:value="0.2" table:style-name="ce2">
            <text:p>0,2</text:p>
          </table:table-cell>
          <table:table-cell office:value-type="float" office:value="5.6872684609243795E-4" table:style-name="ce3">
            <text:p>5,69E-04</text:p>
          </table:table-cell>
          <table:table-cell office:value-type="float" office:value="4.4318241675998399E-5" table:style-name="ce3">
            <text:p>4,43E-05</text:p>
          </table:table-cell>
          <table:table-cell office:value-type="float" office:value="5.4866784898493903E-5" table:style-name="ce3">
            <text:p>5,49E-05</text:p>
          </table:table-cell>
          <table:table-cell office:value-type="float" office:value="19.754727113869201" table:style-name="ce3">
            <text:p>1,98E+01</text:p>
          </table:table-cell>
          <table:table-cell table:style-name="ce1"/>
          <table:table-cell office:value-type="float" office:value="0.2" table:style-name="ce2">
            <text:p>0,2</text:p>
          </table:table-cell>
          <table:table-cell office:value-type="float" office:value="2.0958222128543601E-2" table:style-name="ce3">
            <text:p>2,10E-02</text:p>
          </table:table-cell>
          <table:table-cell office:value-type="float" office:value="2.4132964971902399E-2" table:style-name="ce3">
            <text:p>2,41E-02</text:p>
          </table:table-cell>
          <table:table-cell office:value-type="float" office:value="4.9540017692184697E-2" table:style-name="ce3">
            <text:p>4,95E-02</text:p>
          </table:table-cell>
          <table:table-cell office:value-type="float" office:value="4.5225763902694096" table:style-name="ce3">
            <text:p>4,52E+00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0.5" table:style-name="ce2">
            <text:p>0,5</text:p>
          </table:table-cell>
          <table:table-cell office:value-type="float" office:value="1.1257484678926099E-2" table:style-name="ce3">
            <text:p>1,13E-02</text:p>
          </table:table-cell>
          <table:table-cell office:value-type="float" office:value="7.91033055560353E-2" table:style-name="ce3">
            <text:p>7,91E-02</text:p>
          </table:table-cell>
          <table:table-cell office:value-type="float" office:value="3.4777930477793199E-2" table:style-name="ce3">
            <text:p>3,48E-02</text:p>
          </table:table-cell>
          <table:table-cell office:value-type="float" office:value="0.119228467262304" table:style-name="ce3">
            <text:p>1,19E-01</text:p>
          </table:table-cell>
          <table:table-cell office:value-type="float" office:value="1.5518335328983701E-2" table:style-name="ce3">
            <text:p>1,55E-02</text:p>
          </table:table-cell>
          <table:table-cell office:value-type="float" office:value="7.2656605744916405E-2" table:style-name="ce3">
            <text:p>7,27E-02</text:p>
          </table:table-cell>
          <table:table-cell office:value-type="float" office:value="5.5936858055672296" table:style-name="ce3">
            <text:p>5,59E+00</text:p>
          </table:table-cell>
          <table:table-cell office:value-type="float" office:value="2.8922607921519599" table:style-name="ce3">
            <text:p>2,89E+00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float" office:value="1.1257484678926099E-2" table:style-name="ce3">
            <text:p>1,13E-02</text:p>
          </table:table-cell>
          <table:table-cell office:value-type="float" office:value="3.4777930477793199E-2" table:style-name="ce3">
            <text:p>3,48E-02</text:p>
          </table:table-cell>
          <table:table-cell office:value-type="float" office:value="1.5518335328983701E-2" table:style-name="ce3">
            <text:p>1,55E-02</text:p>
          </table:table-cell>
          <table:table-cell office:value-type="float" office:value="5.5936858055672296" table:style-name="ce3">
            <text:p>5,59E+00</text:p>
          </table:table-cell>
          <table:table-cell table:style-name="ce1"/>
          <table:table-cell office:value-type="float" office:value="0.5" table:style-name="ce2">
            <text:p>0,5</text:p>
          </table:table-cell>
          <table:table-cell office:value-type="float" office:value="7.91033055560353E-2" table:style-name="ce3">
            <text:p>7,91E-02</text:p>
          </table:table-cell>
          <table:table-cell office:value-type="float" office:value="0.119228467262304" table:style-name="ce3">
            <text:p>1,19E-01</text:p>
          </table:table-cell>
          <table:table-cell office:value-type="float" office:value="7.2656605744916405E-2" table:style-name="ce3">
            <text:p>7,27E-02</text:p>
          </table:table-cell>
          <table:table-cell office:value-type="float" office:value="2.8922607921519599" table:style-name="ce3">
            <text:p>2,89E+00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1" table:style-name="ce2">
            <text:p>1</text:p>
          </table:table-cell>
          <table:table-cell office:value-type="float" office:value="0.101055384133739" table:style-name="ce3">
            <text:p>1,01E-01</text:p>
          </table:table-cell>
          <table:table-cell office:value-type="float" office:value="0.20986628886744099" table:style-name="ce3">
            <text:p>2,10E-01</text:p>
          </table:table-cell>
          <table:table-cell office:value-type="float" office:value="0.29293192441291099" table:style-name="ce3">
            <text:p>2,93E-01</text:p>
          </table:table-cell>
          <table:table-cell office:value-type="float" office:value="0.36248275637378102" table:style-name="ce3">
            <text:p>3,62E-01</text:p>
          </table:table-cell>
          <table:table-cell office:value-type="float" office:value="0.19178208020522799" table:style-name="ce3">
            <text:p>1,92E-01</text:p>
          </table:table-cell>
          <table:table-cell office:value-type="float" office:value="0.19656742784114001" table:style-name="ce3">
            <text:p>1,97E-01</text:p>
          </table:table-cell>
          <table:table-cell office:value-type="float" office:value="0.84547228219098303" table:style-name="ce3">
            <text:p>8,45E-01</text:p>
          </table:table-cell>
          <table:table-cell office:value-type="float" office:value="1.26536248111961" table:style-name="ce3">
            <text:p>1,27E+0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101055384133739" table:style-name="ce3">
            <text:p>1,01E-01</text:p>
          </table:table-cell>
          <table:table-cell office:value-type="float" office:value="0.29293192441291099" table:style-name="ce3">
            <text:p>2,93E-01</text:p>
          </table:table-cell>
          <table:table-cell office:value-type="float" office:value="0.19178208020522799" table:style-name="ce3">
            <text:p>1,92E-01</text:p>
          </table:table-cell>
          <table:table-cell office:value-type="float" office:value="0.84547228219098303" table:style-name="ce3">
            <text:p>8,45E-01</text:p>
          </table:table-cell>
          <table:table-cell table:style-name="ce1"/>
          <table:table-cell office:value-type="float" office:value="1" table:style-name="ce2">
            <text:p>1</text:p>
          </table:table-cell>
          <table:table-cell office:value-type="float" office:value="0.20986628886744099" table:style-name="ce3">
            <text:p>2,10E-01</text:p>
          </table:table-cell>
          <table:table-cell office:value-type="float" office:value="0.36248275637378102" table:style-name="ce3">
            <text:p>3,62E-01</text:p>
          </table:table-cell>
          <table:table-cell office:value-type="float" office:value="0.19656742784114001" table:style-name="ce3">
            <text:p>1,97E-01</text:p>
          </table:table-cell>
          <table:table-cell office:value-type="float" office:value="1.26536248111961" table:style-name="ce3">
            <text:p>1,27E+00</text:p>
          </table:table-cell>
          <table:table-cell table:number-columns-repeated="16361"/>
        </table:table-row>
        <table:table-row table:style-name="ro1">
          <table:table-cell/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5" table:style-name="ce2"/>
          <table:table-cell table:number-columns-repeated="3" table:style-name="ce3"/>
          <table:table-cell table:style-name="ce2"/>
          <table:table-cell table:style-name="ce1"/>
          <table:table-cell table:style-name="ce2"/>
          <table:table-cell table:number-columns-repeated="4" table:style-name="ce3"/>
          <table:table-cell table:number-columns-repeated="16361"/>
        </table:table-row>
        <table:table-row table:style-name="ro1">
          <table:table-cell/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table:style-name="ce2"/>
          <table:table-cell table:style-name="ce3"/>
          <table:table-cell table:number-columns-repeated="5" table:style-name="ce2"/>
          <table:table-cell table:number-columns-repeated="3" table:style-name="ce3"/>
          <table:table-cell table:style-name="ce2"/>
          <table:table-cell table:style-name="ce1"/>
          <table:table-cell table:number-columns-repeated="2" table:style-name="ce2"/>
          <table:table-cell table:style-name="ce1"/>
          <table:table-cell table:number-columns-repeated="2" table:style-name="ce2"/>
          <table:table-cell table:number-columns-repeated="16361"/>
        </table:table-row>
        <table:table-row table:style-name="ro1">
          <table:table-cell/>
          <table:table-cell table:style-name="ce10"/>
          <table:table-cell table:number-columns-repeated="18" table:style-name="ce2"/>
          <table:table-cell table:number-columns-repeated="16364" table:style-name="ce1"/>
        </table:table-row>
        <table:table-row table:number-rows-repeated="2" table:style-name="ro1">
          <table:table-cell/>
          <table:table-cell table:style-name="ce9"/>
          <table:table-cell table:style-name="ce5"/>
          <table:table-cell table:number-columns-repeated="8" table:style-name="ce6"/>
          <table:table-cell table:number-columns-repeated="9" table:style-name="ce2"/>
          <table:table-cell table:number-columns-repeated="16364" table:style-name="ce1"/>
        </table:table-row>
        <table:table-row table:style-name="ro1">
          <table:table-cell/>
          <table:table-cell office:value-type="string" table:number-columns-spanned="1" table:number-rows-spanned="5" table:style-name="ce11">
            <text:p>spea2</text:p>
          </table:table-cell>
          <table:table-cell office:value-type="string" table:number-columns-spanned="1" table:number-rows-spanned="2" table:style-name="ce12">
            <text:p>prob</text:p>
          </table:table-cell>
          <table:table-cell office:value-type="string" table:number-columns-spanned="2" table:number-rows-spanned="1" table:style-name="ce13">
            <text:p>zdt1</text:p>
          </table:table-cell>
          <table:covered-table-cell/>
          <table:table-cell office:value-type="string" table:number-columns-spanned="2" table:number-rows-spanned="1" table:style-name="ce13">
            <text:p>zdt2</text:p>
          </table:table-cell>
          <table:covered-table-cell/>
          <table:table-cell office:value-type="string" table:number-columns-spanned="2" table:number-rows-spanned="1" table:style-name="ce13">
            <text:p>zdt3</text:p>
          </table:table-cell>
          <table:covered-table-cell/>
          <table:table-cell office:value-type="string" table:number-columns-spanned="2" table:number-rows-spanned="1" table:style-name="ce13">
            <text:p>zdt4</text:p>
          </table:table-cell>
          <table:covered-table-cell/>
          <table:table-cell table:style-name="ce2"/>
          <table:table-cell table:style-name="ce7"/>
          <table:table-cell table:number-columns-repeated="8" table:style-name="ce6"/>
          <table:table-cell table:number-columns-repeated="16363" table:style-name="ce1"/>
        </table:table-row>
        <table:table-row table:style-name="ro1">
          <table:table-cell/>
          <table:covered-table-cell/>
          <table:covered-table-cell/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office:value-type="string" table:style-name="ce2">
            <text:p>MSE</text:p>
          </table:table-cell>
          <table:table-cell office:value-type="string" table:style-name="ce2">
            <text:p>IGD</text:p>
          </table:table-cell>
          <table:table-cell table:style-name="ce2"/>
          <table:table-cell table:style-name="ce7"/>
          <table:table-cell office:value-type="string" table:style-name="ce2">
            <text:p>ZDT1</text:p>
          </table:table-cell>
          <table:table-cell office:value-type="string" table:style-name="ce2">
            <text:p>ZDT2</text:p>
          </table:table-cell>
          <table:table-cell office:value-type="string" table:style-name="ce2">
            <text:p>ZDT3</text:p>
          </table:table-cell>
          <table:table-cell office:value-type="string" table:style-name="ce2">
            <text:p>ZDT4</text:p>
          </table:table-cell>
          <table:table-cell table:number-columns-repeated="2" table:style-name="ce1"/>
          <table:table-cell office:value-type="string" table:style-name="ce2">
            <text:p>ZDT1</text:p>
          </table:table-cell>
          <table:table-cell office:value-type="string" table:style-name="ce2">
            <text:p>ZDT2</text:p>
          </table:table-cell>
          <table:table-cell office:value-type="string" table:style-name="ce2">
            <text:p>ZDT3</text:p>
          </table:table-cell>
          <table:table-cell office:value-type="string" table:style-name="ce2">
            <text:p>ZDT4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0.2" table:style-name="ce2">
            <text:p>0,2</text:p>
          </table:table-cell>
          <table:table-cell office:value-type="float" office:value="7.9747668435221203E-4" table:style-name="ce3">
            <text:p>7,97E-04</text:p>
          </table:table-cell>
          <table:table-cell office:value-type="float" office:value="2.8434056134952802E-2" table:style-name="ce3">
            <text:p>2,84E-02</text:p>
          </table:table-cell>
          <table:table-cell office:value-type="float" office:value="1.17608080120032E-3" table:style-name="ce3">
            <text:p>1,18E-03</text:p>
          </table:table-cell>
          <table:table-cell office:value-type="float" office:value="3.03982245560129E-2" table:style-name="ce3">
            <text:p>3,04E-02</text:p>
          </table:table-cell>
          <table:table-cell office:value-type="float" office:value="4.2592961039621697E-3" table:style-name="ce3">
            <text:p>4,26E-03</text:p>
          </table:table-cell>
          <table:table-cell office:value-type="float" office:value="3.69240987662093E-2" table:style-name="ce3">
            <text:p>3,69E-02</text:p>
          </table:table-cell>
          <table:table-cell office:value-type="float" office:value="16.348426803523399" table:style-name="ce3">
            <text:p>1,63E+01</text:p>
          </table:table-cell>
          <table:table-cell office:value-type="float" office:value="3.1115271154191801" table:style-name="ce3">
            <text:p>3,11E+00</text:p>
          </table:table-cell>
          <table:table-cell table:style-name="ce2"/>
          <table:table-cell office:value-type="float" office:value="0.2" table:style-name="ce2">
            <text:p>0,2</text:p>
          </table:table-cell>
          <table:table-cell office:value-type="float" office:value="7.9747668435221203E-4" table:style-name="ce3">
            <text:p>7,97E-04</text:p>
          </table:table-cell>
          <table:table-cell office:value-type="float" office:value="1.17608080120032E-3" table:style-name="ce3">
            <text:p>1,18E-03</text:p>
          </table:table-cell>
          <table:table-cell office:value-type="float" office:value="4.2592961039621697E-3" table:style-name="ce3">
            <text:p>4,26E-03</text:p>
          </table:table-cell>
          <table:table-cell office:value-type="float" office:value="16.348426803523399" table:style-name="ce2">
            <text:p>16,3484268</text:p>
          </table:table-cell>
          <table:table-cell table:style-name="ce1"/>
          <table:table-cell office:value-type="float" office:value="0.2" table:style-name="ce2">
            <text:p>0,2</text:p>
          </table:table-cell>
          <table:table-cell office:value-type="float" office:value="2.8434056134952802E-2" table:style-name="ce3">
            <text:p>2,84E-02</text:p>
          </table:table-cell>
          <table:table-cell office:value-type="float" office:value="3.03982245560129E-2" table:style-name="ce3">
            <text:p>3,04E-02</text:p>
          </table:table-cell>
          <table:table-cell office:value-type="float" office:value="3.69240987662093E-2" table:style-name="ce3">
            <text:p>3,69E-02</text:p>
          </table:table-cell>
          <table:table-cell office:value-type="float" office:value="3.1115271154191801" table:style-name="ce3">
            <text:p>3,11E+00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0.5" table:style-name="ce2">
            <text:p>0,5</text:p>
          </table:table-cell>
          <table:table-cell office:value-type="float" office:value="2.40188241055697E-2" table:style-name="ce3">
            <text:p>2,40E-02</text:p>
          </table:table-cell>
          <table:table-cell office:value-type="float" office:value="0.115457039669663" table:style-name="ce3">
            <text:p>1,15E-01</text:p>
          </table:table-cell>
          <table:table-cell office:value-type="float" office:value="9.9450398331786302E-2" table:style-name="ce3">
            <text:p>9,95E-02</text:p>
          </table:table-cell>
          <table:table-cell office:value-type="float" office:value="0.199820268920749" table:style-name="ce3">
            <text:p>2,00E-01</text:p>
          </table:table-cell>
          <table:table-cell office:value-type="float" office:value="5.2510862602680397E-2" table:style-name="ce3">
            <text:p>5,25E-02</text:p>
          </table:table-cell>
          <table:table-cell office:value-type="float" office:value="0.11316637923363999" table:style-name="ce3">
            <text:p>1,13E-01</text:p>
          </table:table-cell>
          <table:table-cell office:value-type="float" office:value="3.8745319087758601" table:style-name="ce3">
            <text:p>3,87E+00</text:p>
          </table:table-cell>
          <table:table-cell office:value-type="float" office:value="1.4786356022870999" table:style-name="ce3">
            <text:p>1,48E+00</text:p>
          </table:table-cell>
          <table:table-cell table:style-name="ce2"/>
          <table:table-cell office:value-type="float" office:value="0.5" table:style-name="ce2">
            <text:p>0,5</text:p>
          </table:table-cell>
          <table:table-cell office:value-type="float" office:value="2.40188241055697E-2" table:style-name="ce3">
            <text:p>2,40E-02</text:p>
          </table:table-cell>
          <table:table-cell office:value-type="float" office:value="9.9450398331786302E-2" table:style-name="ce3">
            <text:p>9,95E-02</text:p>
          </table:table-cell>
          <table:table-cell office:value-type="float" office:value="5.2510862602680397E-2" table:style-name="ce3">
            <text:p>5,25E-02</text:p>
          </table:table-cell>
          <table:table-cell office:value-type="float" office:value="3.8745319087758601" table:style-name="ce2">
            <text:p>3,874531909</text:p>
          </table:table-cell>
          <table:table-cell table:style-name="ce1"/>
          <table:table-cell office:value-type="float" office:value="0.5" table:style-name="ce2">
            <text:p>0,5</text:p>
          </table:table-cell>
          <table:table-cell office:value-type="float" office:value="0.115457039669663" table:style-name="ce3">
            <text:p>1,15E-01</text:p>
          </table:table-cell>
          <table:table-cell office:value-type="float" office:value="0.199820268920749" table:style-name="ce3">
            <text:p>2,00E-01</text:p>
          </table:table-cell>
          <table:table-cell office:value-type="float" office:value="0.11316637923363999" table:style-name="ce3">
            <text:p>1,13E-01</text:p>
          </table:table-cell>
          <table:table-cell office:value-type="float" office:value="1.4786356022870999" table:style-name="ce3">
            <text:p>1,48E+00</text:p>
          </table:table-cell>
          <table:table-cell table:number-columns-repeated="16361"/>
        </table:table-row>
        <table:table-row table:style-name="ro1">
          <table:table-cell/>
          <table:covered-table-cell/>
          <table:table-cell office:value-type="float" office:value="1" table:style-name="ce2">
            <text:p>1</text:p>
          </table:table-cell>
          <table:table-cell office:value-type="float" office:value="0.13199198134906401" table:style-name="ce3">
            <text:p>1,32E-01</text:p>
          </table:table-cell>
          <table:table-cell office:value-type="float" office:value="0.22889996290470199" table:style-name="ce3">
            <text:p>2,29E-01</text:p>
          </table:table-cell>
          <table:table-cell office:value-type="float" office:value="0.40708844748981998" table:style-name="ce3">
            <text:p>4,07E-01</text:p>
          </table:table-cell>
          <table:table-cell office:value-type="float" office:value="0.45516429168654998" table:style-name="ce3">
            <text:p>4,55E-01</text:p>
          </table:table-cell>
          <table:table-cell office:value-type="float" office:value="0.249188443985328" table:style-name="ce3">
            <text:p>2,49E-01</text:p>
          </table:table-cell>
          <table:table-cell office:value-type="float" office:value="0.23780876305235299" table:style-name="ce3">
            <text:p>2,38E-01</text:p>
          </table:table-cell>
          <table:table-cell office:value-type="float" office:value="32.146787589667497" table:style-name="ce3">
            <text:p>3,21E+01</text:p>
          </table:table-cell>
          <table:table-cell office:value-type="float" office:value="5.2047062033568103" table:style-name="ce3">
            <text:p>5,20E+00</text:p>
          </table:table-cell>
          <table:table-cell table:style-name="ce2"/>
          <table:table-cell office:value-type="float" office:value="1" table:style-name="ce2">
            <text:p>1</text:p>
          </table:table-cell>
          <table:table-cell office:value-type="float" office:value="0.13199198134906401" table:style-name="ce3">
            <text:p>1,32E-01</text:p>
          </table:table-cell>
          <table:table-cell office:value-type="float" office:value="0.40708844748981998" table:style-name="ce3">
            <text:p>4,07E-01</text:p>
          </table:table-cell>
          <table:table-cell office:value-type="float" office:value="0.249188443985328" table:style-name="ce2">
            <text:p>0,249188444</text:p>
          </table:table-cell>
          <table:table-cell office:value-type="float" office:value="32.146787589667497" table:style-name="ce2">
            <text:p>32,14678759</text:p>
          </table:table-cell>
          <table:table-cell table:style-name="ce1"/>
          <table:table-cell office:value-type="float" office:value="1" table:style-name="ce2">
            <text:p>1</text:p>
          </table:table-cell>
          <table:table-cell office:value-type="float" office:value="0.22889996290470199" table:style-name="ce3">
            <text:p>2,29E-01</text:p>
          </table:table-cell>
          <table:table-cell office:value-type="float" office:value="0.45516429168654998" table:style-name="ce3">
            <text:p>4,55E-01</text:p>
          </table:table-cell>
          <table:table-cell office:value-type="float" office:value="0.23780876305235299" table:style-name="ce3">
            <text:p>2,38E-01</text:p>
          </table:table-cell>
          <table:table-cell office:value-type="float" office:value="5.2047062033568103" table:style-name="ce3">
            <text:p>5,20E+00</text:p>
          </table:table-cell>
          <table:table-cell table:number-columns-repeated="16361"/>
        </table:table-row>
        <table:table-row table:style-name="ro1">
          <table:table-cell/>
          <table:table-cell table:style-name="ce9"/>
          <table:table-cell table:style-name="ce2"/>
          <table:table-cell table:style-name="ce3"/>
          <table:table-cell table:style-name="ce2"/>
          <table:table-cell table:style-name="ce3"/>
          <table:table-cell table:number-columns-repeated="7" table:style-name="ce2"/>
          <table:table-cell table:number-columns-repeated="2" table:style-name="ce3"/>
          <table:table-cell table:number-columns-repeated="2" table:style-name="ce2"/>
          <table:table-cell table:style-name="ce1"/>
          <table:table-cell table:style-name="ce2"/>
          <table:table-cell table:number-columns-repeated="4" table:style-name="ce3"/>
          <table:table-cell table:number-columns-repeated="16361"/>
        </table:table-row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12" draw:style-name="a12" draw:name="Chart 1" svg:x="0.47917in" svg:y="0in" svg:width="5in" svg:height="3in" style:rel-width="scale" style:rel-height="scale">
              <draw:object xlink:href="Object 13/" xlink:type="simple" xlink:show="embed" xlink:actuate="onLoad"/>
              <svg:title/>
              <svg:desc/>
            </draw:frame>
          </table:table-cell>
          <table:table-cell table:number-columns-repeated="8"/>
          <table:table-cell table:style-name="ce1">
            <draw:frame draw:z-index="2" draw:id="id13" draw:style-name="a13" draw:name="Chart 2" svg:x="0.13542in" svg:y="0.04167in" svg:width="5in" svg:height="3in" style:rel-width="scale" style:rel-height="scale">
              <draw:object xlink:href="Object 14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14" table:style-name="ro1">
          <table:table-cell table:number-columns-repeated="16384"/>
        </table:table-row>
        <table:table-row table:style-name="ro1">
          <table:table-cell table:style-name="ce1">
            <draw:frame draw:z-index="3" draw:id="id14" draw:style-name="a14" draw:name="Chart 3" svg:x="0.5in" svg:y="0.09375in" svg:width="5in" svg:height="3in" style:rel-width="scale" style:rel-height="scale">
              <draw:object xlink:href="Object 15/" xlink:type="simple" xlink:show="embed" xlink:actuate="onLoad"/>
              <svg:title/>
              <svg:desc/>
            </draw:frame>
          </table:table-cell>
          <table:table-cell table:number-columns-repeated="8"/>
          <table:table-cell table:style-name="ce1">
            <draw:frame draw:z-index="4" draw:id="id15" draw:style-name="a15" draw:name="Chart 4" svg:x="0.11458in" svg:y="0.09375in" svg:width="5in" svg:height="3in" style:rel-width="scale" style:rel-height="scale">
              <draw:object xlink:href="Object 16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15" table:style-name="ro1">
          <table:table-cell table:number-columns-repeated="16384"/>
        </table:table-row>
        <table:table-row table:style-name="ro1">
          <table:table-cell table:style-name="ce1">
            <draw:frame draw:z-index="5" draw:id="id16" draw:style-name="a16" draw:name="Chart 5" svg:x="0.53125in" svg:y="0.08333in" svg:width="5in" svg:height="3in" style:rel-width="scale" style:rel-height="scale">
              <draw:object xlink:href="Object 17/" xlink:type="simple" xlink:show="embed" xlink:actuate="onLoad"/>
              <svg:title/>
              <svg:desc/>
            </draw:frame>
          </table:table-cell>
          <table:table-cell table:number-columns-repeated="8"/>
          <table:table-cell table:style-name="ce1">
            <draw:frame draw:z-index="6" draw:id="id17" draw:style-name="a17" draw:name="Chart 6" svg:x="0.0625in" svg:y="0.04167in" svg:width="5in" svg:height="3in" style:rel-width="scale" style:rel-height="scale">
              <draw:object xlink:href="Object 18/" xlink:type="simple" xlink:show="embed" xlink:actuate="onLoad"/>
              <svg:title/>
              <svg:desc/>
            </draw:frame>
          </table:table-cell>
          <table:table-cell table:number-columns-repeated="16374"/>
        </table:table-row>
        <table:table-row table:number-rows-repeated="104851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 Online</meta:generator>
    <dc:title/>
    <dc:description/>
    <dc:subject/>
    <meta:initial-creator>Tomek</meta:initial-creator>
    <dc:creator/>
    <meta:creation-date>2020-04-27T19:43:43Z</meta:creation-date>
    <dc:date>2020-04-28T13:27:0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5">
      <style:chart-properties chart:gap-width="150" chart:overlap="0" chart:link-data-style-to-source="true" chart:visible="true" chart:logarithmic="tru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nsga2 ms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n_generations.$M$5:.$M$9"/>
          </chart:axis>
          <chart:axis chart:dimension="y" chart:name="primary-y" chart:style-name="Axs1">
            <chart:grid chart:class="major" chart:style-name="GMa1"/>
          </chart:axis>
          <chart:series chart:label-cell-address="n_generations.$N$4" chart:values-cell-range-address="n_generations.$N$5:.$N$9" chart:class="chart:line" chart:attached-axis="primary-y" chart:style-name="G0S0">
            <chart:data-point chart:repeated="5"/>
          </chart:series>
          <chart:series chart:label-cell-address="n_generations.$O$4" chart:values-cell-range-address="n_generations.$O$5:.$O$9" chart:class="chart:line" chart:attached-axis="primary-y" chart:style-name="G0S1">
            <chart:data-point chart:repeated="5"/>
          </chart:series>
          <chart:series chart:label-cell-address="n_generations.$P$4" chart:values-cell-range-address="n_generations.$P$5:.$P$9" chart:class="chart:line" chart:attached-axis="primary-y" chart:style-name="G0S2">
            <chart:data-point chart:repeated="5"/>
          </chart:series>
          <chart:series chart:label-cell-address="n_generations.$Q$4" chart:values-cell-range-address="n_generations.$Q$5:.$Q$9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5">
      <style:chart-properties chart:gap-width="150" chart:overlap="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ibea igd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population.$S$15:.$S$18"/>
          </chart:axis>
          <chart:axis chart:dimension="y" chart:name="primary-y" chart:style-name="Axs1">
            <chart:grid chart:class="major" chart:style-name="GMa1"/>
          </chart:axis>
          <chart:series chart:label-cell-address="population.$T$14" chart:values-cell-range-address="population.$T$15:.$T$18" chart:class="chart:line" chart:attached-axis="primary-y" chart:style-name="G0S0">
            <chart:data-point chart:repeated="4"/>
          </chart:series>
          <chart:series chart:label-cell-address="population.$U$14" chart:values-cell-range-address="population.$U$15:.$U$18" chart:class="chart:line" chart:attached-axis="primary-y" chart:style-name="G0S1">
            <chart:data-point chart:repeated="4"/>
          </chart:series>
          <chart:series chart:label-cell-address="population.$V$14" chart:values-cell-range-address="population.$V$15:.$V$18" chart:class="chart:line" chart:attached-axis="primary-y" chart:style-name="G0S2">
            <chart:data-point chart:repeated="4"/>
          </chart:series>
          <chart:series chart:label-cell-address="population.$W$14" chart:values-cell-range-address="population.$W$15:.$W$18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5">
      <style:chart-properties chart:gap-width="150" chart:overlap="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spea2 ms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population.$M$25:.$M$28"/>
          </chart:axis>
          <chart:axis chart:dimension="y" chart:name="primary-y" chart:style-name="Axs1">
            <chart:grid chart:class="major" chart:style-name="GMa1"/>
          </chart:axis>
          <chart:series chart:label-cell-address="population.$N$24" chart:values-cell-range-address="population.$N$25:.$N$28" chart:class="chart:line" chart:attached-axis="primary-y" chart:style-name="G0S0">
            <chart:data-point chart:repeated="4"/>
          </chart:series>
          <chart:series chart:label-cell-address="population.$O$24" chart:values-cell-range-address="population.$O$25:.$O$28" chart:class="chart:line" chart:attached-axis="primary-y" chart:style-name="G0S1">
            <chart:data-point chart:repeated="4"/>
          </chart:series>
          <chart:series chart:label-cell-address="population.$P$24" chart:values-cell-range-address="population.$P$25:.$P$28" chart:class="chart:line" chart:attached-axis="primary-y" chart:style-name="G0S2">
            <chart:data-point chart:repeated="4"/>
          </chart:series>
          <chart:series chart:label-cell-address="population.$Q$24" chart:values-cell-range-address="population.$Q$25:.$Q$28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5">
      <style:chart-properties chart:gap-width="150" chart:overlap="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spea2 igd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population.$S$25:.$S$28"/>
          </chart:axis>
          <chart:axis chart:dimension="y" chart:name="primary-y" chart:style-name="Axs1">
            <chart:grid chart:class="major" chart:style-name="GMa1"/>
          </chart:axis>
          <chart:series chart:label-cell-address="population.$T$24" chart:values-cell-range-address="population.$T$25:.$T$28" chart:class="chart:line" chart:attached-axis="primary-y" chart:style-name="G0S0">
            <chart:data-point chart:repeated="4"/>
          </chart:series>
          <chart:series chart:label-cell-address="population.$U$24" chart:values-cell-range-address="population.$U$25:.$U$28" chart:class="chart:line" chart:attached-axis="primary-y" chart:style-name="G0S1">
            <chart:data-point chart:repeated="4"/>
          </chart:series>
          <chart:series chart:label-cell-address="population.$V$24" chart:values-cell-range-address="population.$V$25:.$V$28" chart:class="chart:line" chart:attached-axis="primary-y" chart:style-name="G0S2">
            <chart:data-point chart:repeated="4"/>
          </chart:series>
          <chart:series chart:label-cell-address="population.$W$24" chart:values-cell-range-address="population.$W$25:.$W$28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5">
      <style:chart-properties chart:gap-width="150" chart:overlap="10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nsga2 ms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probability.$M$5:.$M$7"/>
          </chart:axis>
          <chart:axis chart:dimension="y" chart:name="primary-y" chart:style-name="Axs1">
            <chart:grid chart:class="major" chart:style-name="GMa1"/>
          </chart:axis>
          <chart:series chart:label-cell-address="probability.$N$4" chart:values-cell-range-address="probability.$N$5:.$N$7" chart:class="chart:line" chart:attached-axis="primary-y" chart:style-name="G0S0">
            <chart:data-point chart:repeated="3"/>
          </chart:series>
          <chart:series chart:label-cell-address="probability.$O$4" chart:values-cell-range-address="probability.$O$5:.$O$7" chart:class="chart:line" chart:attached-axis="primary-y" chart:style-name="G0S1">
            <chart:data-point chart:repeated="3"/>
          </chart:series>
          <chart:series chart:label-cell-address="probability.$P$4" chart:values-cell-range-address="probability.$P$5:.$P$7" chart:class="chart:line" chart:attached-axis="primary-y" chart:style-name="G0S2">
            <chart:data-point chart:repeated="3"/>
          </chart:series>
          <chart:series chart:label-cell-address="probability.$Q$4" chart:values-cell-range-address="probability.$Q$5:.$Q$7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5">
      <style:chart-properties chart:gap-width="150" chart:overlap="10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nsga2 igd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probability.$S$5:.$S$7"/>
          </chart:axis>
          <chart:axis chart:dimension="y" chart:name="primary-y" chart:style-name="Axs1">
            <chart:grid chart:class="major" chart:style-name="GMa1"/>
          </chart:axis>
          <chart:series chart:label-cell-address="probability.$T$4" chart:values-cell-range-address="probability.$T$5:.$T$7" chart:class="chart:line" chart:attached-axis="primary-y" chart:style-name="G0S0">
            <chart:data-point chart:repeated="3"/>
          </chart:series>
          <chart:series chart:label-cell-address="probability.$U$4" chart:values-cell-range-address="probability.$U$5:.$U$7" chart:class="chart:line" chart:attached-axis="primary-y" chart:style-name="G0S1">
            <chart:data-point chart:repeated="3"/>
          </chart:series>
          <chart:series chart:label-cell-address="probability.$V$4" chart:values-cell-range-address="probability.$V$5:.$V$7" chart:class="chart:line" chart:attached-axis="primary-y" chart:style-name="G0S2">
            <chart:data-point chart:repeated="3"/>
          </chart:series>
          <chart:series chart:label-cell-address="probability.$W$4" chart:values-cell-range-address="probability.$W$5:.$W$7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5">
      <style:chart-properties chart:gap-width="150" chart:overlap="10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ibea ms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probability.$M$15:.$M$17"/>
          </chart:axis>
          <chart:axis chart:dimension="y" chart:name="primary-y" chart:style-name="Axs1">
            <chart:grid chart:class="major" chart:style-name="GMa1"/>
          </chart:axis>
          <chart:series chart:label-cell-address="probability.$N$14" chart:values-cell-range-address="probability.$N$15:.$N$17" chart:class="chart:line" chart:attached-axis="primary-y" chart:style-name="G0S0">
            <chart:data-point chart:repeated="3"/>
          </chart:series>
          <chart:series chart:label-cell-address="probability.$O$14" chart:values-cell-range-address="probability.$O$15:.$O$17" chart:class="chart:line" chart:attached-axis="primary-y" chart:style-name="G0S1">
            <chart:data-point chart:repeated="3"/>
          </chart:series>
          <chart:series chart:label-cell-address="probability.$P$14" chart:values-cell-range-address="probability.$P$15:.$P$17" chart:class="chart:line" chart:attached-axis="primary-y" chart:style-name="G0S2">
            <chart:data-point chart:repeated="3"/>
          </chart:series>
          <chart:series chart:label-cell-address="probability.$Q$14" chart:values-cell-range-address="probability.$Q$15:.$Q$17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5">
      <style:chart-properties chart:gap-width="150" chart:overlap="10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ibea igd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probability.$S$15:.$S$17"/>
          </chart:axis>
          <chart:axis chart:dimension="y" chart:name="primary-y" chart:style-name="Axs1">
            <chart:grid chart:class="major" chart:style-name="GMa1"/>
          </chart:axis>
          <chart:series chart:label-cell-address="probability.$T$14" chart:values-cell-range-address="probability.$T$15:.$T$17" chart:class="chart:line" chart:attached-axis="primary-y" chart:style-name="G0S0">
            <chart:data-point chart:repeated="3"/>
          </chart:series>
          <chart:series chart:label-cell-address="probability.$U$14" chart:values-cell-range-address="probability.$U$15:.$U$17" chart:class="chart:line" chart:attached-axis="primary-y" chart:style-name="G0S1">
            <chart:data-point chart:repeated="3"/>
          </chart:series>
          <chart:series chart:label-cell-address="probability.$V$14" chart:values-cell-range-address="probability.$V$15:.$V$17" chart:class="chart:line" chart:attached-axis="primary-y" chart:style-name="G0S2">
            <chart:data-point chart:repeated="3"/>
          </chart:series>
          <chart:series chart:label-cell-address="probability.$W$14" chart:values-cell-range-address="probability.$W$15:.$W$17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5">
      <style:chart-properties chart:gap-width="150" chart:overlap="10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spea2 ms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probability.$M$25:.$M$27"/>
          </chart:axis>
          <chart:axis chart:dimension="y" chart:name="primary-y" chart:style-name="Axs1">
            <chart:grid chart:class="major" chart:style-name="GMa1"/>
          </chart:axis>
          <chart:series chart:label-cell-address="probability.$N$24" chart:values-cell-range-address="probability.$N$25:.$N$27" chart:class="chart:line" chart:attached-axis="primary-y" chart:style-name="G0S0">
            <chart:data-point chart:repeated="3"/>
          </chart:series>
          <chart:series chart:label-cell-address="probability.$O$24" chart:values-cell-range-address="probability.$O$25:.$O$27" chart:class="chart:line" chart:attached-axis="primary-y" chart:style-name="G0S1">
            <chart:data-point chart:repeated="3"/>
          </chart:series>
          <chart:series chart:label-cell-address="probability.$P$24" chart:values-cell-range-address="probability.$P$25:.$P$27" chart:class="chart:line" chart:attached-axis="primary-y" chart:style-name="G0S2">
            <chart:data-point chart:repeated="3"/>
          </chart:series>
          <chart:series chart:label-cell-address="probability.$Q$24" chart:values-cell-range-address="probability.$Q$25:.$Q$27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5">
      <style:chart-properties chart:gap-width="150" chart:overlap="10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spea2 igd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probability.$S$25:.$S$27"/>
          </chart:axis>
          <chart:axis chart:dimension="y" chart:name="primary-y" chart:style-name="Axs1">
            <chart:grid chart:class="major" chart:style-name="GMa1"/>
          </chart:axis>
          <chart:series chart:label-cell-address="probability.$T$24" chart:values-cell-range-address="probability.$T$25:.$T$27" chart:class="chart:line" chart:attached-axis="primary-y" chart:style-name="G0S0">
            <chart:data-point chart:repeated="3"/>
          </chart:series>
          <chart:series chart:label-cell-address="probability.$U$24" chart:values-cell-range-address="probability.$U$25:.$U$27" chart:class="chart:line" chart:attached-axis="primary-y" chart:style-name="G0S1">
            <chart:data-point chart:repeated="3"/>
          </chart:series>
          <chart:series chart:label-cell-address="probability.$V$24" chart:values-cell-range-address="probability.$V$25:.$V$27" chart:class="chart:line" chart:attached-axis="primary-y" chart:style-name="G0S2">
            <chart:data-point chart:repeated="3"/>
          </chart:series>
          <chart:series chart:label-cell-address="probability.$W$24" chart:values-cell-range-address="probability.$W$25:.$W$27" chart:class="chart:line" chart:attached-axis="primary-y" chart:style-name="G0S3">
            <chart:data-point chart:repeated="3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5">
      <style:chart-properties chart:gap-width="150" chart:overlap="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nsga2 igd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n_generations.$S$5:.$S$9"/>
          </chart:axis>
          <chart:axis chart:dimension="y" chart:name="primary-y" chart:style-name="Axs1">
            <chart:grid chart:class="major" chart:style-name="GMa1"/>
          </chart:axis>
          <chart:series chart:label-cell-address="n_generations.$T$4" chart:values-cell-range-address="n_generations.$T$5:.$T$9" chart:class="chart:line" chart:attached-axis="primary-y" chart:style-name="G0S0">
            <chart:data-point chart:repeated="5"/>
          </chart:series>
          <chart:series chart:label-cell-address="n_generations.$U$4" chart:values-cell-range-address="n_generations.$U$5:.$U$9" chart:class="chart:line" chart:attached-axis="primary-y" chart:style-name="G0S1">
            <chart:data-point chart:repeated="5"/>
          </chart:series>
          <chart:series chart:label-cell-address="n_generations.$V$4" chart:values-cell-range-address="n_generations.$V$5:.$V$9" chart:class="chart:line" chart:attached-axis="primary-y" chart:style-name="G0S2">
            <chart:data-point chart:repeated="5"/>
          </chart:series>
          <chart:series chart:label-cell-address="n_generations.$W$4" chart:values-cell-range-address="n_generations.$W$5:.$W$9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5">
      <style:chart-properties chart:gap-width="150" chart:overlap="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ibea ms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n_generations.$M$15:.$M$19"/>
          </chart:axis>
          <chart:axis chart:dimension="y" chart:name="primary-y" chart:style-name="Axs1">
            <chart:grid chart:class="major" chart:style-name="GMa1"/>
          </chart:axis>
          <chart:series chart:label-cell-address="n_generations.$N$14" chart:values-cell-range-address="n_generations.$N$15:.$N$19" chart:class="chart:line" chart:attached-axis="primary-y" chart:style-name="G0S0">
            <chart:data-point chart:repeated="5"/>
          </chart:series>
          <chart:series chart:label-cell-address="n_generations.$O$14" chart:values-cell-range-address="n_generations.$O$15:.$O$19" chart:class="chart:line" chart:attached-axis="primary-y" chart:style-name="G0S1">
            <chart:data-point chart:repeated="5"/>
          </chart:series>
          <chart:series chart:label-cell-address="n_generations.$P$14" chart:values-cell-range-address="n_generations.$P$15:.$P$19" chart:class="chart:line" chart:attached-axis="primary-y" chart:style-name="G0S2">
            <chart:data-point chart:repeated="5"/>
          </chart:series>
          <chart:series chart:label-cell-address="n_generations.$Q$14" chart:values-cell-range-address="n_generations.$Q$15:.$Q$19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5">
      <style:chart-properties chart:gap-width="150" chart:overlap="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ibea igd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n_generations.$S$15:.$S$19"/>
          </chart:axis>
          <chart:axis chart:dimension="y" chart:name="primary-y" chart:style-name="Axs1">
            <chart:grid chart:class="major" chart:style-name="GMa1"/>
          </chart:axis>
          <chart:series chart:label-cell-address="n_generations.$T$14" chart:values-cell-range-address="n_generations.$T$15:.$T$19" chart:class="chart:line" chart:attached-axis="primary-y" chart:style-name="G0S0">
            <chart:data-point chart:repeated="5"/>
          </chart:series>
          <chart:series chart:label-cell-address="n_generations.$U$14" chart:values-cell-range-address="n_generations.$U$15:.$U$19" chart:class="chart:line" chart:attached-axis="primary-y" chart:style-name="G0S1">
            <chart:data-point chart:repeated="5"/>
          </chart:series>
          <chart:series chart:label-cell-address="n_generations.$V$14" chart:values-cell-range-address="n_generations.$V$15:.$V$19" chart:class="chart:line" chart:attached-axis="primary-y" chart:style-name="G0S2">
            <chart:data-point chart:repeated="5"/>
          </chart:series>
          <chart:series chart:label-cell-address="n_generations.$W$14" chart:values-cell-range-address="n_generations.$W$15:.$W$19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5">
      <style:chart-properties chart:gap-width="150" chart:overlap="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spea2 ms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n_generations.$M$25:.$M$29"/>
          </chart:axis>
          <chart:axis chart:dimension="y" chart:name="primary-y" chart:style-name="Axs1">
            <chart:grid chart:class="major" chart:style-name="GMa1"/>
          </chart:axis>
          <chart:series chart:label-cell-address="n_generations.$N$24" chart:values-cell-range-address="n_generations.$N$25:.$N$29" chart:class="chart:line" chart:attached-axis="primary-y" chart:style-name="G0S0">
            <chart:data-point chart:repeated="5"/>
          </chart:series>
          <chart:series chart:label-cell-address="n_generations.$O$24" chart:values-cell-range-address="n_generations.$O$25:.$O$29" chart:class="chart:line" chart:attached-axis="primary-y" chart:style-name="G0S1">
            <chart:data-point chart:repeated="5"/>
          </chart:series>
          <chart:series chart:label-cell-address="n_generations.$P$24" chart:values-cell-range-address="n_generations.$P$25:.$P$29" chart:class="chart:line" chart:attached-axis="primary-y" chart:style-name="G0S2">
            <chart:data-point chart:repeated="5"/>
          </chart:series>
          <chart:series chart:label-cell-address="n_generations.$Q$24" chart:values-cell-range-address="n_generations.$Q$25:.$Q$29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5">
      <style:chart-properties chart:gap-width="150" chart:overlap="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spea2 igd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n_generations.$S$25:.$S$29"/>
          </chart:axis>
          <chart:axis chart:dimension="y" chart:name="primary-y" chart:style-name="Axs1">
            <chart:grid chart:class="major" chart:style-name="GMa1"/>
          </chart:axis>
          <chart:series chart:label-cell-address="n_generations.$T$24" chart:values-cell-range-address="n_generations.$T$25:.$T$29" chart:class="chart:line" chart:attached-axis="primary-y" chart:style-name="G0S0">
            <chart:data-point chart:repeated="5"/>
          </chart:series>
          <chart:series chart:label-cell-address="n_generations.$U$24" chart:values-cell-range-address="n_generations.$U$25:.$U$29" chart:class="chart:line" chart:attached-axis="primary-y" chart:style-name="G0S1">
            <chart:data-point chart:repeated="5"/>
          </chart:series>
          <chart:series chart:label-cell-address="n_generations.$V$24" chart:values-cell-range-address="n_generations.$V$25:.$V$29" chart:class="chart:line" chart:attached-axis="primary-y" chart:style-name="G0S2">
            <chart:data-point chart:repeated="5"/>
          </chart:series>
          <chart:series chart:label-cell-address="n_generations.$W$24" chart:values-cell-range-address="n_generations.$W$25:.$W$29" chart:class="chart:line" chart:attached-axis="primary-y" chart:style-name="G0S3">
            <chart:data-point chart:repeated="5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5">
      <style:chart-properties chart:gap-width="150" chart:overlap="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nsga2 ms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population.$M$5:.$M$8"/>
          </chart:axis>
          <chart:axis chart:dimension="y" chart:name="primary-y" chart:style-name="Axs1">
            <chart:grid chart:class="major" chart:style-name="GMa1"/>
          </chart:axis>
          <chart:series chart:label-cell-address="population.$N$4" chart:values-cell-range-address="population.$N$5:.$N$8" chart:class="chart:line" chart:attached-axis="primary-y" chart:style-name="G0S0">
            <chart:data-point chart:repeated="4"/>
          </chart:series>
          <chart:series chart:label-cell-address="population.$O$4" chart:values-cell-range-address="population.$O$5:.$O$8" chart:class="chart:line" chart:attached-axis="primary-y" chart:style-name="G0S1">
            <chart:data-point chart:repeated="4"/>
          </chart:series>
          <chart:series chart:label-cell-address="population.$P$4" chart:values-cell-range-address="population.$P$5:.$P$8" chart:class="chart:line" chart:attached-axis="primary-y" chart:style-name="G0S2">
            <chart:data-point chart:repeated="4"/>
          </chart:series>
          <chart:series chart:label-cell-address="population.$Q$4" chart:values-cell-range-address="population.$Q$5:.$Q$8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5">
      <style:chart-properties chart:gap-width="150" chart:overlap="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nsga2 igd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population.$S$5:.$S$8"/>
          </chart:axis>
          <chart:axis chart:dimension="y" chart:name="primary-y" chart:style-name="Axs1">
            <chart:grid chart:class="major" chart:style-name="GMa1"/>
          </chart:axis>
          <chart:series chart:label-cell-address="population.$T$4" chart:values-cell-range-address="population.$T$5:.$T$8" chart:class="chart:line" chart:attached-axis="primary-y" chart:style-name="G0S0">
            <chart:data-point chart:repeated="4"/>
          </chart:series>
          <chart:series chart:label-cell-address="population.$U$4" chart:values-cell-range-address="population.$U$5:.$U$8" chart:class="chart:line" chart:attached-axis="primary-y" chart:style-name="G0S1">
            <chart:data-point chart:repeated="4"/>
          </chart:series>
          <chart:series chart:label-cell-address="population.$V$4" chart:values-cell-range-address="population.$V$5:.$V$8" chart:class="chart:line" chart:attached-axis="primary-y" chart:style-name="G0S2">
            <chart:data-point chart:repeated="4"/>
          </chart:series>
          <chart:series chart:label-cell-address="population.$W$4" chart:values-cell-range-address="population.$W$5:.$W$8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5">
      <number:scientific-number number:decimal-places="2" number:min-integer-digits="1" number:min-exponent-digits="2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5">
      <style:chart-properties chart:gap-width="150" chart:overlap="0" chart:link-data-style-to-source="true" chart:visible="true" chart:logarithmic="tru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ed7d31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25in" svg:stroke-color="#a5a5a5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25in" svg:stroke-color="#ffc000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ibea mse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population.$M$15:.$M$18"/>
          </chart:axis>
          <chart:axis chart:dimension="y" chart:name="primary-y" chart:style-name="Axs1">
            <chart:grid chart:class="major" chart:style-name="GMa1"/>
          </chart:axis>
          <chart:series chart:label-cell-address="population.$N$14" chart:values-cell-range-address="population.$N$15:.$N$18" chart:class="chart:line" chart:attached-axis="primary-y" chart:style-name="G0S0">
            <chart:data-point chart:repeated="4"/>
          </chart:series>
          <chart:series chart:label-cell-address="population.$O$14" chart:values-cell-range-address="population.$O$15:.$O$18" chart:class="chart:line" chart:attached-axis="primary-y" chart:style-name="G0S1">
            <chart:data-point chart:repeated="4"/>
          </chart:series>
          <chart:series chart:label-cell-address="population.$P$14" chart:values-cell-range-address="population.$P$15:.$P$18" chart:class="chart:line" chart:attached-axis="primary-y" chart:style-name="G0S2">
            <chart:data-point chart:repeated="4"/>
          </chart:series>
          <chart:series chart:label-cell-address="population.$Q$14" chart:values-cell-range-address="population.$Q$15:.$Q$18" chart:class="chart:line" chart:attached-axis="primary-y" chart:style-name="G0S3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